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5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9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9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41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34a8d4f" officeooo:paragraph-rsid="034e5633" fo:background-color="transparent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8b27" officeooo:paragraph-rsid="03fd8b27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030cd7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368c8fa" style:font-style-asian="normal" style:font-weight-asian="normal" style:font-style-complex="normal" style:font-weight-complex="normal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377d510" style:font-style-asian="normal" style:font-weight-asian="normal" style:font-style-complex="normal" style:font-weight-complex="normal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dda07" officeooo:paragraph-rsid="03921dc7" style:font-style-asian="normal" style:font-weight-asian="normal" style:font-style-complex="normal" style:font-weight-complex="normal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23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3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24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24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24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24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24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24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24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24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24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24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25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25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25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253" style:family="paragraph" style:parent-style-name="Text_20_body">
      <style:paragraph-properties fo:margin-left="0cm" fo:margin-right="0cm" fo:text-align="justify" style:justify-single-word="false" fo:text-indent="0.499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030cd7" fo:background-color="transparent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f3ad5" fo:background-color="transparent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195632" fo:background-color="transparent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921dc7" style:font-style-asian="normal" style:font-weight-asian="normal" style:font-style-complex="normal" style:font-weight-complex="normal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264" style:family="paragraph" style:parent-style-name="Heading_20_1">
      <style:paragraph-properties fo:text-align="center" style:justify-single-word="false"/>
    </style:style>
    <style:style style:name="P265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266" style:family="paragraph" style:parent-style-name="Heading_20_2">
      <style:paragraph-properties fo:text-align="center" style:justify-single-word="false"/>
      <style:text-properties officeooo:rsid="0310861e"/>
    </style:style>
    <style:style style:name="P267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7cd0e9" fo:background-color="transparent" loext:char-shading-value="0"/>
    </style:style>
    <style:style style:name="T38" style:family="text">
      <style:text-properties officeooo:rsid="03b87e91" fo:background-color="transparent" loext:char-shading-value="0"/>
    </style:style>
    <style:style style:name="T39" style:family="text">
      <style:text-properties officeooo:rsid="03bf6ba5" fo:background-color="transparent" loext:char-shading-value="0"/>
    </style:style>
    <style:style style:name="T40" style:family="text">
      <style:text-properties officeooo:rsid="03c13108" fo:background-color="transparent" loext:char-shading-value="0"/>
    </style:style>
    <style:style style:name="T41" style:family="text">
      <style:text-properties officeooo:rsid="03c16161" fo:background-color="transparent" loext:char-shading-value="0"/>
    </style:style>
    <style:style style:name="T42" style:family="text">
      <style:text-properties officeooo:rsid="03c17a40" fo:background-color="transparent" loext:char-shading-value="0"/>
    </style:style>
    <style:style style:name="T43" style:family="text">
      <style:text-properties officeooo:rsid="03c34570" fo:background-color="transparent" loext:char-shading-value="0"/>
    </style:style>
    <style:style style:name="T44" style:family="text">
      <style:text-properties officeooo:rsid="03c9df8d" fo:background-color="transparent" loext:char-shading-value="0"/>
    </style:style>
    <style:style style:name="T45" style:family="text">
      <style:text-properties officeooo:rsid="03cb701d" fo:background-color="transparent" loext:char-shading-value="0"/>
    </style:style>
    <style:style style:name="T46" style:family="text">
      <style:text-properties officeooo:rsid="03cd4346" fo:background-color="transparent" loext:char-shading-value="0"/>
    </style:style>
    <style:style style:name="T47" style:family="text">
      <style:text-properties officeooo:rsid="03d5a92f" fo:background-color="transparent" loext:char-shading-value="0"/>
    </style:style>
    <style:style style:name="T48" style:family="text">
      <style:text-properties officeooo:rsid="03d75ae7" fo:background-color="transparent" loext:char-shading-value="0"/>
    </style:style>
    <style:style style:name="T49" style:family="text">
      <style:text-properties officeooo:rsid="03d9c433" fo:background-color="transparent" loext:char-shading-value="0"/>
    </style:style>
    <style:style style:name="T50" style:family="text">
      <style:text-properties officeooo:rsid="03dba247" fo:background-color="transparent" loext:char-shading-value="0"/>
    </style:style>
    <style:style style:name="T51" style:family="text">
      <style:text-properties officeooo:rsid="03dbe460" fo:background-color="transparent" loext:char-shading-value="0"/>
    </style:style>
    <style:style style:name="T52" style:family="text">
      <style:text-properties officeooo:rsid="03dd2b1a" fo:background-color="transparent" loext:char-shading-value="0"/>
    </style:style>
    <style:style style:name="T53" style:family="text">
      <style:text-properties officeooo:rsid="03dddda6" fo:background-color="transparent" loext:char-shading-value="0"/>
    </style:style>
    <style:style style:name="T54" style:family="text">
      <style:text-properties officeooo:rsid="03de56a5" fo:background-color="transparent" loext:char-shading-value="0"/>
    </style:style>
    <style:style style:name="T55" style:family="text">
      <style:text-properties officeooo:rsid="03df5dae" fo:background-color="transparent" loext:char-shading-value="0"/>
    </style:style>
    <style:style style:name="T56" style:family="text">
      <style:text-properties officeooo:rsid="03e0481b" fo:background-color="transparent" loext:char-shading-value="0"/>
    </style:style>
    <style:style style:name="T57" style:family="text">
      <style:text-properties officeooo:rsid="03e23440" fo:background-color="transparent" loext:char-shading-value="0"/>
    </style:style>
    <style:style style:name="T58" style:family="text">
      <style:text-properties officeooo:rsid="03e37906" fo:background-color="transparent" loext:char-shading-value="0"/>
    </style:style>
    <style:style style:name="T59" style:family="text">
      <style:text-properties officeooo:rsid="03e3d10c" fo:background-color="transparent" loext:char-shading-value="0"/>
    </style:style>
    <style:style style:name="T60" style:family="text">
      <style:text-properties officeooo:rsid="03e46bd3" fo:background-color="transparent" loext:char-shading-value="0"/>
    </style:style>
    <style:style style:name="T61" style:family="text">
      <style:text-properties officeooo:rsid="03e55c1b" fo:background-color="transparent" loext:char-shading-value="0"/>
    </style:style>
    <style:style style:name="T62" style:family="text">
      <style:text-properties officeooo:rsid="03e7526e" fo:background-color="transparent" loext:char-shading-value="0"/>
    </style:style>
    <style:style style:name="T63" style:family="text">
      <style:text-properties officeooo:rsid="03e91e58" fo:background-color="transparent" loext:char-shading-value="0"/>
    </style:style>
    <style:style style:name="T64" style:family="text">
      <style:text-properties officeooo:rsid="03eac18a" fo:background-color="transparent" loext:char-shading-value="0"/>
    </style:style>
    <style:style style:name="T65" style:family="text">
      <style:text-properties officeooo:rsid="03ec47f1" fo:background-color="transparent" loext:char-shading-value="0"/>
    </style:style>
    <style:style style:name="T66" style:family="text">
      <style:text-properties officeooo:rsid="03ecdde0" fo:background-color="transparent" loext:char-shading-value="0"/>
    </style:style>
    <style:style style:name="T67" style:family="text">
      <style:text-properties officeooo:rsid="03f2eaa5" fo:background-color="transparent" loext:char-shading-value="0"/>
    </style:style>
    <style:style style:name="T68" style:family="text">
      <style:text-properties officeooo:rsid="03f5bf2a" fo:background-color="transparent" loext:char-shading-value="0"/>
    </style:style>
    <style:style style:name="T69" style:family="text">
      <style:text-properties officeooo:rsid="01b67eef"/>
    </style:style>
    <style:style style:name="T70" style:family="text">
      <style:text-properties officeooo:rsid="01b920d3"/>
    </style:style>
    <style:style style:name="T71" style:family="text">
      <style:text-properties officeooo:rsid="01bae22a"/>
    </style:style>
    <style:style style:name="T72" style:family="text">
      <style:text-properties officeooo:rsid="01be128d"/>
    </style:style>
    <style:style style:name="T73" style:family="text">
      <style:text-properties officeooo:rsid="01f840b2"/>
    </style:style>
    <style:style style:name="T74" style:family="text">
      <style:text-properties officeooo:rsid="01f9d13d"/>
    </style:style>
    <style:style style:name="T75" style:family="text">
      <style:text-properties officeooo:rsid="01fb7696"/>
    </style:style>
    <style:style style:name="T76" style:family="text">
      <style:text-properties officeooo:rsid="0202a82d"/>
    </style:style>
    <style:style style:name="T77" style:family="text">
      <style:text-properties officeooo:rsid="02041dc8"/>
    </style:style>
    <style:style style:name="T78" style:family="text">
      <style:text-properties officeooo:rsid="0205c151"/>
    </style:style>
    <style:style style:name="T79" style:family="text">
      <style:text-properties officeooo:rsid="0208e049"/>
    </style:style>
    <style:style style:name="T80" style:family="text">
      <style:text-properties officeooo:rsid="020a3d15"/>
    </style:style>
    <style:style style:name="T81" style:family="text">
      <style:text-properties officeooo:rsid="02100c61"/>
    </style:style>
    <style:style style:name="T82" style:family="text">
      <style:text-properties officeooo:rsid="0210db72"/>
    </style:style>
    <style:style style:name="T83" style:family="text">
      <style:text-properties officeooo:rsid="02115bd8"/>
    </style:style>
    <style:style style:name="T84" style:family="text">
      <style:text-properties officeooo:rsid="021209a0"/>
    </style:style>
    <style:style style:name="T85" style:family="text">
      <style:text-properties officeooo:rsid="02136901"/>
    </style:style>
    <style:style style:name="T86" style:family="text">
      <style:text-properties officeooo:rsid="02142096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3a92e7" style:font-style-asian="normal" style:font-style-complex="normal"/>
    </style:style>
    <style:style style:name="T89" style:family="text">
      <style:text-properties fo:font-style="normal" officeooo:rsid="021a2504" style:font-style-asian="normal" style:font-style-complex="normal"/>
    </style:style>
    <style:style style:name="T90" style:family="text">
      <style:text-properties fo:font-style="normal" officeooo:rsid="00229078" style:font-style-asian="normal" style:font-style-complex="normal"/>
    </style:style>
    <style:style style:name="T91" style:family="text">
      <style:text-properties fo:font-style="normal" officeooo:rsid="001b7a80" style:font-style-asian="normal" style:font-style-complex="normal"/>
    </style:style>
    <style:style style:name="T92" style:family="text">
      <style:text-properties fo:font-style="normal" fo:background-color="#ffff00" loext:char-shading-value="0" style:font-style-asian="normal" style:font-style-complex="normal"/>
    </style:style>
    <style:style style:name="T93" style:family="text">
      <style:text-properties officeooo:rsid="021917bb"/>
    </style:style>
    <style:style style:name="T94" style:family="text">
      <style:text-properties officeooo:rsid="021a2504"/>
    </style:style>
    <style:style style:name="T95" style:family="text">
      <style:text-properties officeooo:rsid="021b3398"/>
    </style:style>
    <style:style style:name="T96" style:family="text">
      <style:text-properties officeooo:rsid="021cbee4"/>
    </style:style>
    <style:style style:name="T97" style:family="text">
      <style:text-properties officeooo:rsid="021d9dba"/>
    </style:style>
    <style:style style:name="T98" style:family="text">
      <style:text-properties officeooo:rsid="0226fa49"/>
    </style:style>
    <style:style style:name="T99" style:family="text">
      <style:text-properties officeooo:rsid="02288497"/>
    </style:style>
    <style:style style:name="T100" style:family="text">
      <style:text-properties officeooo:rsid="0229de7e"/>
    </style:style>
    <style:style style:name="T101" style:family="text">
      <style:text-properties officeooo:rsid="0229ff47"/>
    </style:style>
    <style:style style:name="T102" style:family="text">
      <style:text-properties officeooo:rsid="022cc65b"/>
    </style:style>
    <style:style style:name="T103" style:family="text">
      <style:text-properties officeooo:rsid="0230aa03"/>
    </style:style>
    <style:style style:name="T104" style:family="text">
      <style:text-properties officeooo:rsid="023261c2"/>
    </style:style>
    <style:style style:name="T105" style:family="text">
      <style:text-properties officeooo:rsid="023761d7"/>
    </style:style>
    <style:style style:name="T106" style:family="text">
      <style:text-properties officeooo:rsid="023ce0d4"/>
    </style:style>
    <style:style style:name="T107" style:family="text">
      <style:text-properties officeooo:rsid="02403a96"/>
    </style:style>
    <style:style style:name="T108" style:family="text">
      <style:text-properties officeooo:rsid="02415db1"/>
    </style:style>
    <style:style style:name="T109" style:family="text">
      <style:text-properties officeooo:rsid="024342c7"/>
    </style:style>
    <style:style style:name="T110" style:family="text">
      <style:text-properties officeooo:rsid="024638d3"/>
    </style:style>
    <style:style style:name="T111" style:family="text">
      <style:text-properties officeooo:rsid="024c971b"/>
    </style:style>
    <style:style style:name="T112" style:family="text">
      <style:text-properties officeooo:rsid="02523688"/>
    </style:style>
    <style:style style:name="T113" style:family="text">
      <style:text-properties officeooo:rsid="025802c7"/>
    </style:style>
    <style:style style:name="T114" style:family="text">
      <style:text-properties officeooo:rsid="02581e20"/>
    </style:style>
    <style:style style:name="T115" style:family="text">
      <style:text-properties officeooo:rsid="025adcc1"/>
    </style:style>
    <style:style style:name="T116" style:family="text">
      <style:text-properties officeooo:rsid="025ceee7"/>
    </style:style>
    <style:style style:name="T117" style:family="text">
      <style:text-properties officeooo:rsid="025e8921"/>
    </style:style>
    <style:style style:name="T118" style:family="text">
      <style:text-properties officeooo:rsid="025f6304"/>
    </style:style>
    <style:style style:name="T119" style:family="text">
      <style:text-properties officeooo:rsid="02636c1c"/>
    </style:style>
    <style:style style:name="T120" style:family="text">
      <style:text-properties officeooo:rsid="0264de71"/>
    </style:style>
    <style:style style:name="T121" style:family="text">
      <style:text-properties officeooo:rsid="02653ee3"/>
    </style:style>
    <style:style style:name="T122" style:family="text">
      <style:text-properties officeooo:rsid="0267c7a0"/>
    </style:style>
    <style:style style:name="T123" style:family="text">
      <style:text-properties officeooo:rsid="026c2deb"/>
    </style:style>
    <style:style style:name="T124" style:family="text">
      <style:text-properties officeooo:rsid="026cb769"/>
    </style:style>
    <style:style style:name="T125" style:family="text">
      <style:text-properties officeooo:rsid="026d6009"/>
    </style:style>
    <style:style style:name="T126" style:family="text">
      <style:text-properties officeooo:rsid="026e8f00"/>
    </style:style>
    <style:style style:name="T127" style:family="text">
      <style:text-properties fo:background-color="#ffff00" loext:char-shading-value="0"/>
    </style:style>
    <style:style style:name="T128" style:family="text">
      <style:text-properties officeooo:rsid="025adcc1" fo:background-color="#ffff00" loext:char-shading-value="0"/>
    </style:style>
    <style:style style:name="T129" style:family="text">
      <style:text-properties officeooo:rsid="02769fb7" fo:background-color="#ffff00" loext:char-shading-value="0"/>
    </style:style>
    <style:style style:name="T130" style:family="text">
      <style:text-properties officeooo:rsid="026cb769" fo:background-color="#ffff00" loext:char-shading-value="0"/>
    </style:style>
    <style:style style:name="T131" style:family="text">
      <style:text-properties officeooo:rsid="0307a56c" fo:background-color="#ffff00" loext:char-shading-value="0"/>
    </style:style>
    <style:style style:name="T132" style:family="text">
      <style:text-properties officeooo:rsid="0353fffd" fo:background-color="#ffff00" loext:char-shading-value="0"/>
    </style:style>
    <style:style style:name="T133" style:family="text">
      <style:text-properties officeooo:rsid="03567091" fo:background-color="#ffff00" loext:char-shading-value="0"/>
    </style:style>
    <style:style style:name="T134" style:family="text">
      <style:text-properties officeooo:rsid="003a5af1" fo:background-color="#ffff00" loext:char-shading-value="0"/>
    </style:style>
    <style:style style:name="T135" style:family="text">
      <style:text-properties officeooo:rsid="0205c151" fo:background-color="#ffff00" loext:char-shading-value="0"/>
    </style:style>
    <style:style style:name="T136" style:family="text">
      <style:text-properties officeooo:rsid="021d9dba" fo:background-color="#ffff00" loext:char-shading-value="0"/>
    </style:style>
    <style:style style:name="T137" style:family="text">
      <style:text-properties officeooo:rsid="03793a94" fo:background-color="#ffff00" loext:char-shading-value="0"/>
    </style:style>
    <style:style style:name="T138" style:family="text">
      <style:text-properties officeooo:rsid="037dfb10" fo:background-color="#ffff00" loext:char-shading-value="0"/>
    </style:style>
    <style:style style:name="T139" style:family="text">
      <style:text-properties officeooo:rsid="039f045b" fo:background-color="#ffff00" loext:char-shading-value="0"/>
    </style:style>
    <style:style style:name="T140" style:family="text">
      <style:text-properties officeooo:rsid="03aaad60" fo:background-color="#ffff00" loext:char-shading-value="0"/>
    </style:style>
    <style:style style:name="T141" style:family="text">
      <style:text-properties officeooo:rsid="03ba5430" fo:background-color="#ffff00" loext:char-shading-value="0"/>
    </style:style>
    <style:style style:name="T142" style:family="text">
      <style:text-properties officeooo:rsid="02d2dccc" fo:background-color="#ffff00" loext:char-shading-value="0"/>
    </style:style>
    <style:style style:name="T143" style:family="text">
      <style:text-properties fo:background-color="#ffff00" loext:char-shading-value="0"/>
    </style:style>
    <style:style style:name="T144" style:family="text">
      <style:text-properties officeooo:rsid="02736073"/>
    </style:style>
    <style:style style:name="T145" style:family="text">
      <style:text-properties officeooo:rsid="02747e81"/>
    </style:style>
    <style:style style:name="T146" style:family="text">
      <style:text-properties officeooo:rsid="02769fb7"/>
    </style:style>
    <style:style style:name="T147" style:family="text">
      <style:text-properties officeooo:rsid="027793d5"/>
    </style:style>
    <style:style style:name="T148" style:family="text">
      <style:text-properties officeooo:rsid="0278d59e"/>
    </style:style>
    <style:style style:name="T149" style:family="text">
      <style:text-properties officeooo:rsid="027fea0b"/>
    </style:style>
    <style:style style:name="T150" style:family="text">
      <style:text-properties officeooo:rsid="02852a5e"/>
    </style:style>
    <style:style style:name="T151" style:family="text">
      <style:text-properties officeooo:rsid="028803ef"/>
    </style:style>
    <style:style style:name="T152" style:family="text">
      <style:text-properties officeooo:rsid="0289dc1f"/>
    </style:style>
    <style:style style:name="T153" style:family="text">
      <style:text-properties style:use-window-font-color="true" officeooo:rsid="0289dc1f" fo:background-color="transparent" loext:char-shading-value="0"/>
    </style:style>
    <style:style style:name="T154" style:family="text">
      <style:text-properties style:use-window-font-color="true" officeooo:rsid="028aa05a" fo:background-color="transparent" loext:char-shading-value="0"/>
    </style:style>
    <style:style style:name="T155" style:family="text">
      <style:text-properties style:use-window-font-color="true" officeooo:rsid="028b6b12" fo:background-color="transparent" loext:char-shading-value="0"/>
    </style:style>
    <style:style style:name="T156" style:family="text">
      <style:text-properties style:use-window-font-color="true" officeooo:rsid="0290cdd4" fo:background-color="transparent" loext:char-shading-value="0"/>
    </style:style>
    <style:style style:name="T157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weight="normal" style:font-weight-asian="normal" style:font-weight-complex="normal"/>
    </style:style>
    <style:style style:name="T160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69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0" style:family="text">
      <style:text-properties officeooo:rsid="026e43dc"/>
    </style:style>
    <style:style style:name="T171" style:family="text">
      <style:text-properties officeooo:rsid="029525af"/>
    </style:style>
    <style:style style:name="T172" style:family="text">
      <style:text-properties officeooo:rsid="0295318b"/>
    </style:style>
    <style:style style:name="T173" style:family="text">
      <style:text-properties officeooo:rsid="0299994e"/>
    </style:style>
    <style:style style:name="T174" style:family="text">
      <style:text-properties officeooo:rsid="029a8140"/>
    </style:style>
    <style:style style:name="T175" style:family="text">
      <style:text-properties officeooo:rsid="02a967ff"/>
    </style:style>
    <style:style style:name="T176" style:family="text">
      <style:text-properties officeooo:rsid="02acfaa8"/>
    </style:style>
    <style:style style:name="T177" style:family="text">
      <style:text-properties officeooo:rsid="02b07e75"/>
    </style:style>
    <style:style style:name="T178" style:family="text">
      <style:text-properties officeooo:rsid="02b3865a"/>
    </style:style>
    <style:style style:name="T179" style:family="text">
      <style:text-properties officeooo:rsid="02be8792"/>
    </style:style>
    <style:style style:name="T180" style:family="text">
      <style:text-properties officeooo:rsid="02c3f5ee"/>
    </style:style>
    <style:style style:name="T181" style:family="text">
      <style:text-properties officeooo:rsid="02cd519c"/>
    </style:style>
    <style:style style:name="T182" style:family="text">
      <style:text-properties officeooo:rsid="02d13f68"/>
    </style:style>
    <style:style style:name="T183" style:family="text">
      <style:text-properties officeooo:rsid="02d2dccc"/>
    </style:style>
    <style:style style:name="T184" style:family="text">
      <style:text-properties officeooo:rsid="02e32391"/>
    </style:style>
    <style:style style:name="T185" style:family="text">
      <style:text-properties officeooo:rsid="02e4b27d"/>
    </style:style>
    <style:style style:name="T186" style:family="text">
      <style:text-properties officeooo:rsid="02e7b0bb"/>
    </style:style>
    <style:style style:name="T187" style:family="text">
      <style:text-properties officeooo:rsid="02e90f55"/>
    </style:style>
    <style:style style:name="T188" style:family="text">
      <style:text-properties officeooo:rsid="02eb28cf"/>
    </style:style>
    <style:style style:name="T189" style:family="text">
      <style:text-properties officeooo:rsid="02ecf391"/>
    </style:style>
    <style:style style:name="T190" style:family="text">
      <style:text-properties officeooo:rsid="02ef9e4c"/>
    </style:style>
    <style:style style:name="T191" style:family="text">
      <style:text-properties officeooo:rsid="02f37207"/>
    </style:style>
    <style:style style:name="T192" style:family="text">
      <style:text-properties officeooo:rsid="02f3fef4"/>
    </style:style>
    <style:style style:name="T193" style:family="text">
      <style:text-properties officeooo:rsid="02f40c6d"/>
    </style:style>
    <style:style style:name="T194" style:family="text">
      <style:text-properties officeooo:rsid="02f44243"/>
    </style:style>
    <style:style style:name="T195" style:family="text">
      <style:text-properties officeooo:rsid="02f87ae3"/>
    </style:style>
    <style:style style:name="T196" style:family="text">
      <style:text-properties officeooo:rsid="02f8cae9"/>
    </style:style>
    <style:style style:name="T197" style:family="text">
      <style:text-properties officeooo:rsid="02fef729"/>
    </style:style>
    <style:style style:name="T198" style:family="text">
      <style:text-properties officeooo:rsid="030143de"/>
    </style:style>
    <style:style style:name="T199" style:family="text">
      <style:text-properties officeooo:rsid="0305d2d6"/>
    </style:style>
    <style:style style:name="T200" style:family="text">
      <style:text-properties officeooo:rsid="0309672d"/>
    </style:style>
    <style:style style:name="T201" style:family="text">
      <style:text-properties officeooo:rsid="030b5782"/>
    </style:style>
    <style:style style:name="T202" style:family="text">
      <style:text-properties officeooo:rsid="030d4f98"/>
    </style:style>
    <style:style style:name="T203" style:family="text">
      <style:text-properties officeooo:rsid="030db7ae"/>
    </style:style>
    <style:style style:name="T204" style:family="text">
      <style:text-properties officeooo:rsid="030fa319"/>
    </style:style>
    <style:style style:name="T205" style:family="text">
      <style:text-properties officeooo:rsid="03107dc6"/>
    </style:style>
    <style:style style:name="T206" style:family="text">
      <style:text-properties officeooo:rsid="0310861e"/>
    </style:style>
    <style:style style:name="T207" style:family="text">
      <style:text-properties officeooo:rsid="01d872e6"/>
    </style:style>
    <style:style style:name="T208" style:family="text">
      <style:text-properties officeooo:rsid="031417ee"/>
    </style:style>
    <style:style style:name="T209" style:family="text">
      <style:text-properties officeooo:rsid="0317f0c9"/>
    </style:style>
    <style:style style:name="T210" style:family="text">
      <style:text-properties officeooo:rsid="031b4b0f"/>
    </style:style>
    <style:style style:name="T211" style:family="text">
      <style:text-properties officeooo:rsid="031c9a5f"/>
    </style:style>
    <style:style style:name="T212" style:family="text">
      <style:text-properties officeooo:rsid="031dae92"/>
    </style:style>
    <style:style style:name="T213" style:family="text">
      <style:text-properties officeooo:rsid="031ed558"/>
    </style:style>
    <style:style style:name="T214" style:family="text">
      <style:text-properties officeooo:rsid="0320ddff"/>
    </style:style>
    <style:style style:name="T215" style:family="text">
      <style:text-properties officeooo:rsid="0322046f"/>
    </style:style>
    <style:style style:name="T216" style:family="text">
      <style:text-properties officeooo:rsid="032309a0"/>
    </style:style>
    <style:style style:name="T217" style:family="text">
      <style:text-properties officeooo:rsid="03243a39"/>
    </style:style>
    <style:style style:name="T218" style:family="text">
      <style:text-properties officeooo:rsid="032445bd"/>
    </style:style>
    <style:style style:name="T219" style:family="text">
      <style:text-properties officeooo:rsid="032526bd"/>
    </style:style>
    <style:style style:name="T220" style:family="text">
      <style:text-properties officeooo:rsid="03317262"/>
    </style:style>
    <style:style style:name="T221" style:family="text">
      <style:text-properties officeooo:rsid="0335f866"/>
    </style:style>
    <style:style style:name="T222" style:family="text">
      <style:text-properties officeooo:rsid="033850f4"/>
    </style:style>
    <style:style style:name="T223" style:family="text">
      <style:text-properties officeooo:rsid="0339883b"/>
    </style:style>
    <style:style style:name="T224" style:family="text">
      <style:text-properties officeooo:rsid="033ae99c"/>
    </style:style>
    <style:style style:name="T225" style:family="text">
      <style:text-properties officeooo:rsid="033e4ca2"/>
    </style:style>
    <style:style style:name="T226" style:family="text">
      <style:text-properties officeooo:rsid="033ef708"/>
    </style:style>
    <style:style style:name="T227" style:family="text">
      <style:text-properties officeooo:rsid="033f2e5e"/>
    </style:style>
    <style:style style:name="T228" style:family="text">
      <style:text-properties officeooo:rsid="03404471"/>
    </style:style>
    <style:style style:name="T229" style:family="text">
      <style:text-properties officeooo:rsid="0342111f"/>
    </style:style>
    <style:style style:name="T230" style:family="text">
      <style:text-properties officeooo:rsid="0343534e"/>
    </style:style>
    <style:style style:name="T231" style:family="text">
      <style:text-properties officeooo:rsid="0344ecec"/>
    </style:style>
    <style:style style:name="T232" style:family="text">
      <style:text-properties officeooo:rsid="0345b7f4"/>
    </style:style>
    <style:style style:name="T233" style:family="text">
      <style:text-properties officeooo:rsid="034ee39a"/>
    </style:style>
    <style:style style:name="T234" style:family="text">
      <style:text-properties officeooo:rsid="03513fb3"/>
    </style:style>
    <style:style style:name="T235" style:family="text">
      <style:text-properties officeooo:rsid="0356184f"/>
    </style:style>
    <style:style style:name="T236" style:family="text">
      <style:text-properties officeooo:rsid="03567091"/>
    </style:style>
    <style:style style:name="T237" style:family="text">
      <style:text-properties officeooo:rsid="03576c89"/>
    </style:style>
    <style:style style:name="T238" style:family="text">
      <style:text-properties officeooo:rsid="0358366c"/>
    </style:style>
    <style:style style:name="T239" style:family="text">
      <style:text-properties officeooo:rsid="0358419e"/>
    </style:style>
    <style:style style:name="T240" style:family="text">
      <style:text-properties officeooo:rsid="035911a6"/>
    </style:style>
    <style:style style:name="T241" style:family="text">
      <style:text-properties officeooo:rsid="035e58de"/>
    </style:style>
    <style:style style:name="T242" style:family="text">
      <style:text-properties officeooo:rsid="03601b1f"/>
    </style:style>
    <style:style style:name="T243" style:family="text">
      <style:text-properties officeooo:rsid="03645774"/>
    </style:style>
    <style:style style:name="T244" style:family="text">
      <style:text-properties officeooo:rsid="001a7ac3"/>
    </style:style>
    <style:style style:name="T245" style:family="text">
      <style:text-properties officeooo:rsid="00229078"/>
    </style:style>
    <style:style style:name="T246" style:family="text">
      <style:text-properties officeooo:rsid="003909c1"/>
    </style:style>
    <style:style style:name="T247" style:family="text">
      <style:text-properties officeooo:rsid="001c8877"/>
    </style:style>
    <style:style style:name="T248" style:family="text">
      <style:text-properties officeooo:rsid="001ee3b7"/>
    </style:style>
    <style:style style:name="T249" style:family="text">
      <style:text-properties officeooo:rsid="0028c4e3"/>
    </style:style>
    <style:style style:name="T250" style:family="text">
      <style:text-properties officeooo:rsid="0024fff9"/>
    </style:style>
    <style:style style:name="T251" style:family="text">
      <style:text-properties officeooo:rsid="002aa211"/>
    </style:style>
    <style:style style:name="T252" style:family="text">
      <style:text-properties officeooo:rsid="00251ea2"/>
    </style:style>
    <style:style style:name="T253" style:family="text">
      <style:text-properties officeooo:rsid="00317aaf"/>
    </style:style>
    <style:style style:name="T254" style:family="text">
      <style:text-properties officeooo:rsid="00360c91"/>
    </style:style>
    <style:style style:name="T255" style:family="text">
      <style:text-properties officeooo:rsid="004603e1"/>
    </style:style>
    <style:style style:name="T256" style:family="text">
      <style:text-properties officeooo:rsid="003a92e7"/>
    </style:style>
    <style:style style:name="T257" style:family="text">
      <style:text-properties officeooo:rsid="004387a9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officeooo:rsid="004387a9" style:font-weight-asian="bold" style:font-weight-complex="bold"/>
    </style:style>
    <style:style style:name="T260" style:family="text">
      <style:text-properties officeooo:rsid="0366c94c"/>
    </style:style>
    <style:style style:name="T261" style:family="text">
      <style:text-properties officeooo:rsid="036c9346"/>
    </style:style>
    <style:style style:name="T262" style:family="text">
      <style:text-properties officeooo:rsid="036cf913"/>
    </style:style>
    <style:style style:name="T263" style:family="text">
      <style:text-properties officeooo:rsid="036ee0a9"/>
    </style:style>
    <style:style style:name="T264" style:family="text">
      <style:text-properties officeooo:rsid="03793a94"/>
    </style:style>
    <style:style style:name="T265" style:family="text">
      <style:text-properties officeooo:rsid="037dfb10"/>
    </style:style>
    <style:style style:name="T266" style:family="text">
      <style:text-properties officeooo:rsid="037e5239"/>
    </style:style>
    <style:style style:name="T267" style:family="text">
      <style:text-properties officeooo:rsid="0380e794"/>
    </style:style>
    <style:style style:name="T268" style:family="text">
      <style:text-properties officeooo:rsid="03850522"/>
    </style:style>
    <style:style style:name="T269" style:family="text">
      <style:text-properties officeooo:rsid="0389f902"/>
    </style:style>
    <style:style style:name="T270" style:family="text">
      <style:text-properties officeooo:rsid="038aface"/>
    </style:style>
    <style:style style:name="T271" style:family="text">
      <style:text-properties officeooo:rsid="038c30c3"/>
    </style:style>
    <style:style style:name="T272" style:family="text">
      <style:text-properties officeooo:rsid="038d95df"/>
    </style:style>
    <style:style style:name="T273" style:family="text">
      <style:text-properties officeooo:rsid="038da1e2"/>
    </style:style>
    <style:style style:name="T274" style:family="text">
      <style:text-properties officeooo:rsid="03921dc7"/>
    </style:style>
    <style:style style:name="T275" style:family="text">
      <style:text-properties officeooo:rsid="039363f1"/>
    </style:style>
    <style:style style:name="T276" style:family="text">
      <style:text-properties officeooo:rsid="0393f903"/>
    </style:style>
    <style:style style:name="T277" style:family="text">
      <style:text-properties officeooo:rsid="0393f903" fo:background-color="#ffffff" loext:char-shading-value="0"/>
    </style:style>
    <style:style style:name="T278" style:family="text">
      <style:text-properties officeooo:rsid="03b39402" fo:background-color="#ffffff" loext:char-shading-value="0"/>
    </style:style>
    <style:style style:name="T279" style:family="text">
      <style:text-properties officeooo:rsid="0395c9c1"/>
    </style:style>
    <style:style style:name="T280" style:family="text">
      <style:text-properties officeooo:rsid="039b99af"/>
    </style:style>
    <style:style style:name="T281" style:family="text">
      <style:text-properties officeooo:rsid="039f045b"/>
    </style:style>
    <style:style style:name="T282" style:family="text">
      <style:text-properties officeooo:rsid="039f7662"/>
    </style:style>
    <style:style style:name="T283" style:family="text">
      <style:text-properties officeooo:rsid="03a0eb10"/>
    </style:style>
    <style:style style:name="T284" style:family="text">
      <style:text-properties officeooo:rsid="03a33e9c"/>
    </style:style>
    <style:style style:name="T285" style:family="text">
      <style:text-properties officeooo:rsid="03a52bd6"/>
    </style:style>
    <style:style style:name="T286" style:family="text">
      <style:text-properties officeooo:rsid="03a8d313"/>
    </style:style>
    <style:style style:name="T287" style:family="text">
      <style:text-properties officeooo:rsid="03aaad60"/>
    </style:style>
    <style:style style:name="T288" style:family="text">
      <style:text-properties officeooo:rsid="03acb48b"/>
    </style:style>
    <style:style style:name="T289" style:family="text">
      <style:text-properties officeooo:rsid="03ae3867"/>
    </style:style>
    <style:style style:name="T290" style:family="text">
      <style:text-properties officeooo:rsid="03b00857"/>
    </style:style>
    <style:style style:name="T291" style:family="text">
      <style:text-properties officeooo:rsid="03b1c398"/>
    </style:style>
    <style:style style:name="T292" style:family="text">
      <style:text-properties officeooo:rsid="03b39402"/>
    </style:style>
    <style:style style:name="T293" style:family="text">
      <style:text-properties officeooo:rsid="03b5d75a"/>
    </style:style>
    <style:style style:name="T294" style:family="text">
      <style:text-properties officeooo:rsid="03b7c840"/>
    </style:style>
    <style:style style:name="T295" style:family="text">
      <style:text-properties officeooo:rsid="03b87e91"/>
    </style:style>
    <style:style style:name="T296" style:family="text">
      <style:text-properties officeooo:rsid="03bb6800"/>
    </style:style>
    <style:style style:name="T297" style:family="text">
      <style:text-properties officeooo:rsid="03bd27ce"/>
    </style:style>
    <style:style style:name="T298" style:family="text">
      <style:text-properties officeooo:rsid="03bf6ba5"/>
    </style:style>
    <style:style style:name="T299" style:family="text">
      <style:text-properties officeooo:rsid="03c34570"/>
    </style:style>
    <style:style style:name="T300" style:family="text">
      <style:text-properties officeooo:rsid="03c6080c"/>
    </style:style>
    <style:style style:name="T301" style:family="text">
      <style:text-properties officeooo:rsid="03cdfd50"/>
    </style:style>
    <style:style style:name="T302" style:family="text">
      <style:text-properties officeooo:rsid="03ce1e27"/>
    </style:style>
    <style:style style:name="T303" style:family="text">
      <style:text-properties officeooo:rsid="03cf7310"/>
    </style:style>
    <style:style style:name="T304" style:family="text">
      <style:text-properties officeooo:rsid="03d09904"/>
    </style:style>
    <style:style style:name="T305" style:family="text">
      <style:text-properties officeooo:rsid="03d25074"/>
    </style:style>
    <style:style style:name="T306" style:family="text">
      <style:text-properties officeooo:rsid="03ee20ff"/>
    </style:style>
    <style:style style:name="T307" style:family="text">
      <style:text-properties officeooo:rsid="03ef6eb9"/>
    </style:style>
    <style:style style:name="T308" style:family="text">
      <style:text-properties officeooo:rsid="03f5bf2a"/>
    </style:style>
    <style:style style:name="T309" style:family="text">
      <style:text-properties officeooo:rsid="03fa821a"/>
    </style:style>
    <style:style style:name="T310" style:family="text">
      <style:text-properties officeooo:rsid="03fb1d16"/>
    </style:style>
    <style:style style:name="T311" style:family="text">
      <style:text-properties officeooo:rsid="03fc4231"/>
    </style:style>
    <style:style style:name="T312" style:family="text">
      <style:text-properties officeooo:rsid="03fd8b27"/>
    </style:style>
    <style:style style:name="T313" style:family="text">
      <style:text-properties officeooo:rsid="03fe8238"/>
    </style:style>
    <style:style style:name="T314" style:family="text">
      <style:text-properties officeooo:rsid="03ff6ddd"/>
    </style:style>
    <style:style style:name="T315" style:family="text">
      <style:text-properties officeooo:rsid="040138de"/>
    </style:style>
    <style:style style:name="T316" style:family="text">
      <style:text-properties officeooo:rsid="040d264a"/>
    </style:style>
    <style:style style:name="T317" style:family="text">
      <style:text-properties officeooo:rsid="040f1ff9"/>
    </style:style>
    <style:style style:name="T318" style:family="text">
      <style:text-properties officeooo:rsid="0410f8a5"/>
    </style:style>
    <style:style style:name="T319" style:family="text">
      <style:text-properties officeooo:rsid="04159598"/>
    </style:style>
    <style:style style:name="T320" style:family="text">
      <style:text-properties officeooo:rsid="041e0a71"/>
    </style:style>
    <style:style style:name="T321" style:family="text">
      <style:text-properties officeooo:rsid="041f3ad5"/>
    </style:style>
    <style:style style:name="T322" style:family="text">
      <style:text-properties officeooo:rsid="0421d579"/>
    </style:style>
    <style:style style:name="T323" style:family="text">
      <style:text-properties officeooo:rsid="04238c0f"/>
    </style:style>
    <style:style style:name="T324" style:family="text">
      <style:text-properties officeooo:rsid="0424f8a8"/>
    </style:style>
    <style:style style:name="T325" style:family="text">
      <style:text-properties officeooo:rsid="04260644"/>
    </style:style>
    <style:style style:name="T326" style:family="text">
      <style:text-properties officeooo:rsid="0427e5bf"/>
    </style:style>
    <style:style style:name="T327" style:family="text">
      <style:text-properties officeooo:rsid="042891e7"/>
    </style:style>
    <style:style style:name="T328" style:family="text">
      <style:text-properties officeooo:rsid="042b2f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4" text:outline-level="1">Семь вечностей</text:h>
      <text:p text:style-name="P11">(<text:span text:style-name="T120">ниспада</text:span>ющее безумие)</text:p>
      <text:p text:style-name="P1"/>
      <text:h text:style-name="P266" text:outline-level="2">1</text:h>
      <text:p text:style-name="P121">009 Sound System – DreamScape <text:span text:style-name="T149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8"/>
      <text:p text:style-name="P19">***</text:p>
      <text:p text:style-name="P52"><text:a xlink:type="simple" xlink:href="https://www.youtube.com/watch?v=rvk5D1iI2LA" text:style-name="Internet_20_link" text:visited-style-name="Visited_20_Internet_20_Link">https://www.youtube.com/watch?v=rvk5D1iI2LA</text:a></text:p>
      <text:h text:style-name="P265" text:outline-level="1">Mark Knopfler - Marbletown - Córdoba 2010 </text:h>
      <text:p text:style-name="P52"/>
      <text:p text:style-name="P20"><text:span text:style-name="T17">Джет</text:span> нетерпеливо <text:span text:style-name="T16">толкает</text:span> меня <text:span text:style-name="T16">копытом в</text:span> плечо.</text:p>
      <text:p text:style-name="P20">- <text:span text:style-name="T17">Хум</text:span>, вставай! <text:span text:style-name="T17">Хум! Пора собираться! Хум… Хуман!!!</text:span></text:p>
      <text:p text:style-name="P22">Последний толчок был больше похож на <text:span text:style-name="T18">пинок. Я со стоном разлепляю веки.</text:span></text:p>
      <text:p text:style-name="P23"/>
      <text:p text:style-name="P23"><text:span text:style-name="T20">Поняха</text:span> прыг<text:span text:style-name="T270">ает</text:span> вокруг меня в нетерпении, бросая скомкан<text:span text:style-name="T69">ые</text:span> <text:span text:style-name="T69">шмотки</text:span> в <text:span text:style-name="T76">мешок</text:span> и утрамбовывая <text:span text:style-name="T69">их</text:span> задними ногами. <text:span text:style-name="T19">Солнечные зайчики едва поспевают за ней, осыпая весёлыми искрами её голубую шёрстку.</text:span></text:p>
      <text:p text:style-name="P23"/>
      <text:p text:style-name="P23">- <text:span text:style-name="T71">Они приближаются! Я слышала их горн</text:span><text:span text:style-name="T22">!</text:span><text:span text:style-name="T20"> Надо убираться отсюда!</text:span></text:p>
      <text:p text:style-name="P20"/>
      <text:p text:style-name="P24">Последнюю порцию барахла Джет утрамбов<text:span text:style-name="T270">ывает</text:span>, с размаху усевшись на <text:span text:style-name="T76">мешок</text:span>. Тот жалобно скрип<text:span text:style-name="T270">ит</text:span>.</text:p>
      <text:p text:style-name="P24"/>
      <text:p text:style-name="P24">- <text:span text:style-name="T70">Да вставай же!</text:span></text:p>
      <text:p text:style-name="P25">Не дождавшись, Джет нетерпеливо прыг<text:span text:style-name="T270">ает</text:span> ко мне и, поддев мордой, перев<text:span text:style-name="T270">одит</text:span> в сидячее положение.</text:p>
      <text:p text:style-name="P25"><text:span text:style-name="T76">Мешок</text:span>, облегчённо крякнув, выва<text:span text:style-name="T270">ливает</text:span> половину содержимого на землю.</text:p>
      <text:p text:style-name="P25"/>
      <text:p text:style-name="P217"><text:soft-page-break/><text:span text:style-name="T261">Три дня</text:span>! <text:span text:style-name="T261">Три</text:span> грёбаны<text:span text:style-name="T261">х</text:span> <text:span text:style-name="T261">дня</text:span> мы скрытно пробираемся к <text:span text:style-name="T73">проклятой </text:span><text:span text:style-name="T141">скале</text:span>, как какие-то <text:span text:style-name="T72">беглые каторжники</text:span>. <text:span text:style-name="T74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1">С <text:span text:style-name="T38">Агамемноном</text:span> шутки плохи – всё чаще по дороге нам встречаются обглоданные кости и разгрызенные черепа. <text:span text:style-name="T75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53"/>
      <text:p text:style-name="P53">Но самое опасное – даже не <text:span text:style-name="T295">Агамемнон</text:span>. <text:span text:style-name="T82">Нееет, чешуйчатый самовар вылетает из логова</text:span> <text:span text:style-name="T78">на охоту </text:span><text:span text:style-name="T135">на рассвете и возвращается до полдня,</text:span><text:span text:style-name="T78"> строго по расписанию. И если затаиться в </text:span><text:span text:style-name="T135">эти часы</text:span><text:span text:style-name="T78"> и не показывать носа из убежища, можно потом остаток суток, что тебя сожрёт мифическое, но оттого не менее прожорливое чудовище.</text:span></text:p>
      <text:p text:style-name="P53"/>
      <text:p text:style-name="P27"><text:span text:style-name="T199">Нет, Агамемнон – ерунда. </text:span>За нами. Гонятся. Чёртовы. Чокнутые. Пони.</text:p>
      <text:p text:style-name="P28"/>
      <text:p text:style-name="P28">Если бы <text:span text:style-name="T78">я</text:span> когда-нибудь <text:span text:style-name="T82">узнал</text:span>, что <text:span text:style-name="T77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9">Вот только шуточка встала бы <text:span text:style-name="T81">мне </text:span>поперёк горла, если б я знал, что <text:span text:style-name="T82">этот </text:span>вождь верховодит табуном агрессивных мускулистых битюгов, а дочурка <text:span text:style-name="T80">его </text:span>– <text:span text:style-name="T79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0"/>
      <text:p text:style-name="P31">Ну вот кто заставил тебя улыб<text:span text:style-name="T202">аться</text:span> Дейдре, Хуман? Ведь всё так неплохо шло…</text:p>
      <text:p text:style-name="P55"/>
      <text:p text:style-name="P58">***</text:p>
      <text:p text:style-name="P55"/>
      <text:p text:style-name="P55">...</text:p>
      <text:p text:style-name="P59">- <text:span text:style-name="T97">Привет, красавчики! &lt;</text:span><text:span text:style-name="T136">Развернуть характер Эпплхэт</text:span><text:span text:style-name="T97">&gt;</text:span></text:p>
      <text:p text:style-name="P59"/>
      <text:p text:style-name="P83">Мы обернулись на голос и узрели с полдюжины коп<text:span text:style-name="T98">и</text:span>й, чуть ли не утыкающихся нам в носы.</text:p>
      <text:p text:style-name="P85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100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85"/>
      <text:p text:style-name="P86">- <text:span text:style-name="T101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86"><text:soft-page-break/></text:p>
      <text:p text:style-name="P91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87">В грудь Джет упиралось копьё крохотной поньки с гривой ёршиком.<text:span text:style-name="T264">&lt;</text:span><text:span text:style-name="T137">Развернуть характер Лейлы Блум</text:span><text:span text:style-name="T264">&gt;</text:span></text:p>
      <text:p text:style-name="P87"/>
      <text:p text:style-name="P87">- Хорошая попытка, <text:span text:style-name="T190">летун</text:span>, - расплылась в ехидной улыбке малютка, - но устраивать засады нас учат с младенчества. <text:span text:style-name="T102">Крылатым этого не понять, правда?</text:span></text:p>
      <text:p text:style-name="P87"/>
      <text:p text:style-name="P88">Тут до меня дошло, что крыльев у этих оборванцев не наблюдается.</text:p>
      <text:p text:style-name="P88"/>
      <text:p text:style-name="P89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<text:span text:style-name="T264">&lt;</text:span><text:span text:style-name="T137">Шляпа с яблоком</text:span><text:span text:style-name="T264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3">Ноги и крылья. Очень туго. </text:span>И тогда они уже не могут бежать. И сердить нас. <text:span text:style-name="T105">А к пегасам ещё приковываем гирю.</text:span> Всё просто, усекли? <text:span text:style-name="T104">И нам плевать, что у пегаски крыло гнётся в обе стороны</text:span>, - <text:span text:style-name="T103">о</text:span>на <text:span text:style-name="T104">насмешливо кивнула</text:span> Джет.</text:p>
      <text:p text:style-name="P89"/>
      <text:p text:style-name="P89">Та мрачно стояла, сцепив зубы.</text:p>
      <text:p text:style-name="P88"/>
      <text:p text:style-name="P88">- За меня могут заплатить хороший выкуп, - наконец, <text:span text:style-name="T190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7">С него вы ничего не получите, лучше отпустите. Вы же не трогаете жеребят</text:span>?</text:p>
      <text:p text:style-name="P88"/>
      <text:p text:style-name="P90">Её собеседница только хмыкнула.</text:p>
      <text:p text:style-name="P90"/>
      <text:p text:style-name="P90">- Хорош жеребёнок - <text:span text:style-name="T105">ягодицы, что у ломовика!</text:span> - она задумалась. <text:span text:style-name="T99">- Так. Летуна – на кухню. А этого… красавчика – к Дейдре.</text:span></text:p>
      <text:p text:style-name="P83"/>
      <text:p text:style-name="P94">***</text:p>
      <text:p text:style-name="P106"/>
      <text:p text:style-name="P109">Тема беседы просто вводила <text:span text:style-name="T122">тебя </text:span>в шок, <text:span text:style-name="T122">Хуман!</text:span> Вот уже битых полчаса розовогривая поняха втолковывала тебе, что ты должен присоединиться к племенному табуну жеребцов <text:span text:style-name="T144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09"/>
      <text:p text:style-name="P109">…</text:p>
      <text:p text:style-name="P109"><text:soft-page-break/></text:p>
      <text:p text:style-name="P106">- <text:span text:style-name="T115">Эй, но я же не пони! Какой вам от меня прок в таком </text:span><text:span text:style-name="T128">идиотском</text:span><text:span text:style-name="T115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06"/>
      <text:p text:style-name="P116"><text:span text:style-name="T146">Я аж передёрнул плечами. </text:span><text:span text:style-name="T129">Конеёбство</text:span><text:span text:style-name="T146"> – это, явно, не то занятие, чем ты занимался в прошлом и хотел бы заниматься в будущем, Хуман! </text:span></text:p>
      <text:p text:style-name="P177">Поняха с недоверием смотрела на меня.</text:p>
      <text:p text:style-name="P115"/>
      <text:p text:style-name="P108">- <text:span text:style-name="T119">Хум, т</text:span>ы прикалываешься? Или та <text:span text:style-name="T266">п</text:span>о<text:span text:style-name="T266">л</text:span>оманая пегаска таки права, и ты действительно ни<text:span text:style-name="T173">чего</text:span> не <text:span text:style-name="T147">помнишь</text:span>?</text:p>
      <text:p text:style-name="P108"/>
      <text:p text:style-name="P110">Пон<text:span text:style-name="T144">ька</text:span> принялась загибать копыта, делая сброс через каждую пару:</text:p>
      <text:p text:style-name="P110"/>
      <text:p text:style-name="P111">- Во-первых, <text:span text:style-name="T144">полная </text:span>несовместимость видов – это миф, распространяемый последователями “<text:span text:style-name="T148">Торийской</text:span> <text:span text:style-name="T148">расы</text:span>”. <text:span text:style-name="T123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11"/>
      <text:p text:style-name="P111">…<text:span text:style-name="T145">Я истерически рассмеялся…</text:span></text:p>
      <text:p text:style-name="P111"/>
      <text:p text:style-name="P110">- Во-вторых, <text:span text:style-name="T124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30">У меня есть подруга из единорогов, </text:span><text:span text:style-name="T131">только ты не говори никому, это тайна!</text:span><text:span text:style-name="T124"> Хотя, может, ты умеешь магичить, Хум?</text:span></text:p>
      <text:p text:style-name="P117"/>
      <text:p text:style-name="P118">Поняха с надеждой посмотрела на меня. Я с огромным облегчением отрицательно помотал головой.</text:p>
      <text:p text:style-name="P110"/>
      <text:p text:style-name="P112">- <text:span text:style-name="T150">В</text:span>-третьих, в твоём случае даже не столь важн<text:span text:style-name="T152">а</text:span> <text:span text:style-name="T152">свежая кровь</text:span>, как то, что ты – представитель совершенно иного племени. <text:span text:style-name="T124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12"/>
      <text:p text:style-name="P172">Дейдра мечтательно вздохнула.</text:p>
      <text:p text:style-name="P171"/>
      <text:p text:style-name="P171"><text:soft-page-break/>- Может, ты тоже вождь своего племени, <text:span text:style-name="T125">Хум</text:span>? Какой у <text:span text:style-name="T125">тебя</text:span> талант? <text:span text:style-name="T125">Летать и магичить ты не умеешь. </text:span>Может, <text:span text:style-name="T125">т</text:span>ы <text:span text:style-name="T125">умеешь</text:span> <text:span text:style-name="T153">предсказывать погоду? Нам бы очень пригодилось в выращивании картохи. Может быть, ты даже умеешь </text:span><text:span text:style-name="T156">управлять облаками</text:span><text:span text:style-name="T153">? Мы б тогда пегасам показали копыто от плеча </text:span><text:span text:style-name="T154">вместо </text:span><text:span text:style-name="T153">четверт</text:span><text:span text:style-name="T155">и</text:span><text:span text:style-name="T153"> урожая за дождик после посевной!</text:span></text:p>
      <text:p text:style-name="P96"/>
      <text:p text:style-name="P173">Я упорно помотал головой. <text:span text:style-name="T170">Дейдра пристально уставилась на меня, пытаясь рассмотреть мой талант. Наконец она ухмыльнулась кривой улыбкой.</text:span></text:p>
      <text:p text:style-name="P114"/>
      <text:p text:style-name="P113">- И, наконец, в-четвёртых, <text:span text:style-name="T176">если ты будешь моим личным фаворитом, то конкретно</text:span> для меня аспект потомства совершенно не критичен. <text:span text:style-name="T126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08">- <text:span text:style-name="T171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174"/>
      <text:p text:style-name="P175">Розовая поняха заметно поскучнела.</text:p>
      <text:p text:style-name="P93"/>
      <text:p text:style-name="P93">- <text:span text:style-name="T172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92"/>
      <text:p text:style-name="P100"><text:span text:style-name="T112">Розовогривая кобылка</text:span> вытащила зубами из-<text:span text:style-name="T106">за топчана</text:span> пузатую фляжку из тыквы <text:span text:style-name="T106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99"/>
      <text:p text:style-name="P95">- <text:span text:style-name="T106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95"/>
      <text:p text:style-name="P213">Я <text:span text:style-name="T200">улыбнулся и </text:span>понимающе покачал головой. <text:span text:style-name="T201">Всё-таки между людьми и пони намного больше общего, чем тебе казалось, Хуман!</text:span></text:p>
      <text:p text:style-name="P215">Дейдра уныло свесила голову.</text:p>
      <text:p text:style-name="P101"/>
      <text:p text:style-name="P101">- Если бы ты знал, как меня это <text:span text:style-name="T121">достало</text:span>! <text:span text:style-name="T107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7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01"/>
      <text:p text:style-name="P102"><text:span text:style-name="T117">Розовая к</text:span>обылка <text:span text:style-name="T113">вновь</text:span> сжала зубами горлышко и запрокинула бутылку. Послышалось долгое бульканье.</text:p>
      <text:p text:style-name="P95"/>
      <text:p text:style-name="P95">- <text:span text:style-name="T108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95"/>
      <text:p text:style-name="P103">Дейдра в напускном ужасе округлила глаза и покрутила возле виска копытом. Кудряшки <text:span text:style-name="T114">её</text:span> гривы стали подозрительно <text:span text:style-name="T118">топорщиться</text:span> в разные стороны.</text:p>
      <text:p text:style-name="P102"/>
      <text:p text:style-name="P102">- Хум, они полностью <text:span text:style-name="T109">бананулись</text:span> на жеребятах! Абсолютно и безвозвратно! <text:span text:style-name="T109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04"/>
      <text:p text:style-name="P104">Кобылка завела глаза, сложила губы бантиком и произнесла фальцетом:</text:p>
      <text:p text:style-name="P104"/>
      <text:p text:style-name="P105">- <text:span text:style-name="T110">Дейдра, </text:span>тебе <text:span text:style-name="T110">п</text:span>ора заиметь своего покакунчика-посисюнчика, надо исполнить своё предназначение, <text:span text:style-name="T116">нам нужен преемник вождю,</text:span> песчинки-то падают, всем нужен покакунчик, не быть тебе полноценной без посисюнчика…</text:p>
      <text:p text:style-name="P104"/>
      <text:p text:style-name="P104">Дейдра с чувством приложилась лбом о стол. <text:span text:style-name="T174">Послышался треск. </text:span>Полупустая бутылка подпрыгнула и остановилась у самого края. <text:span text:style-name="T110">Я даже начал проникаться сочувствием к своей поработительнице.</text:span></text:p>
      <text:p text:style-name="P104"/>
      <text:p text:style-name="P102">- <text:span text:style-name="T110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02"/>
      <text:p text:style-name="P107"><text:span text:style-name="T111">Вместе с храпом изо рта великой пиратки вылетело три розовых пузыря. </text:span>Поняха явно перебрала с алкоголем.</text:p>
      <text:p text:style-name="P102"/>
      <text:p text:style-name="P98">***</text:p>
      <text:p text:style-name="P95"/>
      <text:p text:style-name="P182">Положение единственного человека в обществе пони имеет свои преимущества, <text:span text:style-name="T178">Хуман</text:span>! Нет, не то, что чокнутые на всю голову поняхи рассматривают тебя как кандидата на <text:span text:style-name="T178">улучшение племенной крови. </text:span><text:soft-page-break/><text:span text:style-name="T178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84"/>
      <text:p text:style-name="P185">Поэтому полночь застала меня тыкающимся во все <text:span text:style-name="T184">углы </text:span>в поисках <text:span text:style-name="T180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83"/>
      <text:p text:style-name="P178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178">- Мн-мн-хррр, - сонно чавкала пегаска, пуская слюни. - <text:span text:style-name="T175">Гороховый суп закончился. Пюре будет через полчаса. Не ломайте лавки, пожалуйста… А? Что?</text:span></text:p>
      <text:p text:style-name="P119"/>
      <text:p text:style-name="P179">Я шёлкнул пегаску по носу.</text:p>
      <text:p text:style-name="P179">- Вставай! Надо сматываться. <text:span text:style-name="T177">Дейдра хочет сделать меня своим фаворитом. У меня плохие предчувствия на этот счёт.</text:span></text:p>
      <text:p text:style-name="P179"/>
      <text:p text:style-name="P181">Пегаска <text:span text:style-name="T181">поднялась</text:span>, потирая нос копытом. <text:span text:style-name="T182">Рваное одеяло сползло с её тела и в нос мне ударил кислый запах. </text:span></text:p>
      <text:p text:style-name="P189">- <text:span text:style-name="T127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181">- <text:span text:style-name="T183">Не знаю, Хум, о каких </text:span><text:span text:style-name="T142">докторах</text:span><text:span text:style-name="T183"> ты говоришь, но хороший </text:span><text:span text:style-name="T142">знахарь-шаман</text:span><text:span text:style-name="T183">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181"/>
      <text:p text:style-name="P181">…</text:p>
      <text:p text:style-name="P181"/>
      <text:p text:style-name="P187">Очертания большого зала едва угадывались в тусклом свете остывающих углей камина. <text:span text:style-name="T185">В дальнем углу темнела заветная дверь. Всего двадцать шагов – и ты на свободе, Хуман!</text:span></text:p>
      <text:p text:style-name="P188"/>
      <text:p text:style-name="P188">Есть только одно маленькое “но”.</text:p>
      <text:p text:style-name="P188">Эти двадцать шагов заполнены валяющимися вповалку, храпящими, <text:span text:style-name="T187">чмокающими, сопящими</text:span> и дёргающими<text:span text:style-name="T187">ся</text:span> во сне пони.</text:p>
      <text:p text:style-name="P181"/>
      <text:p text:style-name="P181"><text:soft-page-break/>- <text:span text:style-name="T185">Ты чего остановился? - пихнула меня головой в спину Джет. - Надо торопиться, пока не рассвело!</text:span></text:p>
      <text:p text:style-name="P180"/>
      <text:p text:style-name="P190">Я обреченно вздохнул, выбрал на полу место, свободное от понеконечностей и поставил туда ногу.</text:p>
      <text:p text:style-name="P191">Почти попал. Светло-коричневая пони ойкнула и сжалась во сне, когда я наступил ей на хвост.</text:p>
      <text:p text:style-name="P191">Теперь уже не время для размусоливаний! Отбросив осторожность, я быстрым шагом, <text:span text:style-name="T188">балансируя на носках и </text:span>выискивая свободные клочки пола, пробрался к выходу. <text:span text:style-name="T188">Балерина на пуантах позавидовала бы твоей грациозности, Хуман!</text:span></text:p>
      <text:p text:style-name="P191"/>
      <text:p text:style-name="P192">Позади меня послышалось топанье, череда взвизгиваний и возни, нарастающая, подобно <text:span text:style-name="T189">прибою.</text:span></text:p>
      <text:p text:style-name="P193">Джет невозмутимо торила свой путь прямо по ногам, туловищам и хвостам распластавшихся на полу пони.</text:p>
      <text:p text:style-name="P84"/>
      <text:p text:style-name="P84">- <text:span text:style-name="T189">Ты рехнулась? - зашипел на неё я, - надо ж осторожно!</text:span></text:p>
      <text:p text:style-name="P84">- <text:span text:style-name="T189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84"/>
      <text:p text:style-name="P194">Фейспалм был такой силы, что больше походил на пощёчину самому себе. <text:span text:style-name="T191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194"/>
      <text:p text:style-name="P196">Я остервенело дёргал ручку двери, ощущая затылком просыпающийся зал.</text:p>
      <text:p text:style-name="P194">- <text:span text:style-name="T192">Закрыто, блин! - я дёрнул ещё сильнее и приложился задницой о пол, сжимая в руке оторванную ручку.</text:span></text:p>
      <text:p text:style-name="P195"/>
      <text:p text:style-name="P195">- <text:span text:style-name="T193">Хум</text:span><text:span text:style-name="T157">, подвинься!</text:span></text:p>
      <text:p text:style-name="P197">Пегаска оттеснила меня крупом и повернулась к двери задом.</text:p>
      <text:p text:style-name="P194"/>
      <text:p text:style-name="P238">БАБАХ!!!</text:p>
      <text:p text:style-name="P238"/>
      <text:p text:style-name="P239">Я ошалело смотрел на дверь, вылетевшую вместе с косяком во двор.</text:p>
      <text:p text:style-name="P239"/>
      <text:p text:style-name="P239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4">Всё равно как дать ребёнку ложку и увидеть, как он завяжет её бантиком.</text:span></text:p>
      <text:p text:style-name="P239">- <text:span text:style-name="T194">Ага. - ухмыльнулась Джет. - Я — крутая! По заднему джебу мне нет равных на нашем облаке и двух соседних!</text:span></text:p>
      <text:p text:style-name="P242"><text:soft-page-break/><text:span text:style-name="T157">- </text:span><text:span text:style-name="T158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240"/>
      <text:p text:style-name="P243">Мои ноги обнимала Дейдра, улыбаясь мне хищной улыбкой.</text:p>
      <text:p text:style-name="P241"/>
      <text:p text:style-name="P241">- <text:span text:style-name="T194">И, кстати, чтобы открыть её, достаточно было просто отодвинуть засов.</text:span></text:p>
      <text:p text:style-name="P243"/>
      <text:p text:style-name="P249">В забеге на первенство тупости ты уверенно дог<text:span text:style-name="T222">о</text:span>няешь пегаску, Хуман!</text:p>
      <text:p text:style-name="P250">Я криво улыбнулся Дейдре.</text:p>
      <text:p text:style-name="P249"/>
      <text:p text:style-name="P250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248"/>
      <text:p text:style-name="P251">Я сразу понял, что улыбаться Дейдре было плохой идеей. Поняха состроила щенячьи глаза и усилила и <text:span text:style-name="T280">без того</text:span> стальную хватку вокруг моих ног.</text:p>
      <text:p text:style-name="P246"/>
      <text:p text:style-name="P246">- <text:span text:style-name="T267">Не бросай меня, Хум! Мне тут так скууучнооо!</text:span></text:p>
      <text:p text:style-name="P246"/>
      <text:p text:style-name="P252">Губы её задрожжали, как будто она собралась зареветь.</text:p>
      <text:p text:style-name="P246">Идея Джет <text:span text:style-name="T198">схватить</text:span> меня зубами за шиворот куртки и побежать <text:span text:style-name="T223">со мной </text:span>что есть мочи была <text:span text:style-name="T267">ещё хуже</text:span>. Дейдра от меня так и не отцепилась, зато я хорошо приложился головой о дверной проём, <text:span text:style-name="T198">так что</text:span> дальнейшую погоню помню смутн<text:span text:style-name="T195">о</text:span>.</text:p>
      <text:p text:style-name="P244"/>
      <text:p text:style-name="P245">- Не смей отбирать у меня юнгу! - орала Дейдра, упираясь в землю задними копытами. - <text:span text:style-name="T195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245"/>
      <text:p text:style-name="P245">- <text:span text:style-name="T224">Ммммфффф! - отвечала ей Джет.</text:span></text:p>
      <text:p text:style-name="P245"/>
      <text:p text:style-name="P247"><text:span text:style-name="T225">Диалог</text:span> прервалс<text:span text:style-name="T197">я</text:span> <text:span text:style-name="T196">взвизгом и </text:span>плеском воды. Наконец-то я почувствовал свои ноги свободными!</text:p>
      <text:p text:style-name="P244"/>
      <text:p text:style-name="P58">***</text:p>
      <text:p text:style-name="P55"/>
      <text:p text:style-name="P56">- <text:span text:style-name="T83">Ты опять за своё! - крик Джет прямо в ухо перемешивает все воспоминания. - Выныривай! Они уже совсем близко!!!</text:span></text:p>
      <text:p text:style-name="P56"><text:soft-page-break/></text:p>
      <text:p text:style-name="P80">Я содрог<text:span text:style-name="T271">аюсь</text:span>, вск<text:span text:style-name="T271">акиваю</text:span> с земли и машинально забр<text:span text:style-name="T272">а</text:span>с<text:span text:style-name="T271">ываю</text:span> мешок на плёчо.</text:p>
      <text:p text:style-name="P55"/>
      <text:p text:style-name="P55">- <text:span text:style-name="T86">Идём.</text:span></text:p>
      <text:p text:style-name="P55"/>
      <text:h text:style-name="P267" text:outline-level="2">2</text:h>
      <text:p text:style-name="P54"/>
      <text:p text:style-name="P214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0">двери </text:span>в положение “открыто”. Краткие минуты полного уединения от себе подобных закончились.</text:p>
      <text:p text:style-name="P21"/>
      <text:p text:style-name="P21">- <text:span text:style-name="T207">Дедлайн, сигу не долганёшь?</text:span></text:p>
      <text:p text:style-name="P123">- <text:span text:style-name="T208">Не курю.</text:span></text:p>
      <text:p text:style-name="P123">- <text:span text:style-name="T208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3"/>
      <text:p text:style-name="P124"><text:span text:style-name="T217">Крыс</text:span> спрыгнул с подоконника, <text:span text:style-name="T209">царапнув грязным ногтем по кафелю уборной.</text:span></text:p>
      <text:p text:style-name="P124">- <text:span text:style-name="T209">Ты ведь должен мне ещё с прошлого раза.</text:span></text:p>
      <text:p text:style-name="P124"/>
      <text:p text:style-name="P125">Я вытащил из <text:span text:style-name="T227">рукава</text:span> пижамы двадцати<text:span text:style-name="T226">санти</text:span>метровый гвоздь и плюнул <text:span text:style-name="T217">ему </text:span>под ноги.</text:p>
      <text:p text:style-name="P125"/>
      <text:p text:style-name="P125">- Ничего я тебе не должен. <text:span text:style-name="T218">И ты сам это знаешь.</text:span> Пошёл нахуй.</text:p>
      <text:p text:style-name="P125"/>
      <text:p text:style-name="P125"><text:span text:style-name="T217">Крыс</text:span> криво улыбнулся.</text:p>
      <text:p text:style-name="P125"/>
      <text:p text:style-name="P125">- Ну-ну. Вы т<text:span text:style-name="T211">ут</text:span>, в Чертогах, совсем озверели, что ли? <text:span text:style-name="T210">Из окон выпрыгиваете, н</text:span>а людей кидаетесь. <text:span text:style-name="T228">Ладно-ладно, </text:span>пока. Ещё увидимся.</text:p>
      <text:p text:style-name="P125"/>
      <text:p text:style-name="P127">Я старательно прятал гвоздь внутрь <text:span text:style-name="T227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4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26">Для меня оста<text:span text:style-name="T221">ётся</text:span> тайной, как <text:span text:style-name="T218">Крыс</text:span> пробира<text:span text:style-name="T213">ется</text:span> из общей палаты к нам. <text:span text:style-name="T215">Он почему-то считает, что нам выдают какие-то особенные “сиги” для яйцеголовых, с примесью ЛСД. И к</text:span>аждый раз, когда он появля<text:span text:style-name="T221">ется</text:span> на <text:span text:style-name="T218">режимном</text:span> этаже, он <text:span text:style-name="T221">думает</text:span>, что его обитатели должны ему пачку за такое геройство. <text:span text:style-name="T212">И </text:span><text:soft-page-break/><text:span text:style-name="T212">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26"/>
      <text:p text:style-name="P137">В коридоре было пусто. Крыс, подобно Белому Кролику из “Алисы”, уже испарился в тщательно <text:span text:style-name="T220">скрываемой</text:span> им тропе к общей палат<text:span text:style-name="T228">е</text:span>. Радио сонно вещало о <text:span text:style-name="T260">Папе Римском, что вёл проповедь <text:s/>у храма Ясукуни о недопустимости атомной войны. </text:span>“( <text:span text:style-name="T127">первый шаг Армагеддона</text:span>)”. </text:p>
      <text:p text:style-name="P129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28">Я уже открывал дверь в палату, когда услышал <text:span text:style-name="T229">лениво брошенное в спину замечание.</text:span></text:p>
      <text:p text:style-name="P128"/>
      <text:p text:style-name="P128">- <text:span text:style-name="T230">Дедлайн, собирай шмотки, скоро переезжаешь. На твоё место новенького поселяют. А тебя в соседнюю палату.</text:span></text:p>
      <text:p text:style-name="P130"/>
      <text:p text:style-name="P130">Я повернулся.</text:p>
      <text:p text:style-name="P130"/>
      <text:p text:style-name="P130">- Когда переезд?</text:p>
      <text:p text:style-name="P130">- Завтра. Или послезавтра, если чувак в реанимации задержится. </text:p>
      <text:p text:style-name="P130">- <text:span text:style-name="T231">А почему не новенького в соседнюю? На кой чёрт им я сдался?</text:span></text:p>
      <text:p text:style-name="P130"/>
      <text:p text:style-name="P131"><text:s/>Дредд удивлённо бухнулся на все четыре ножки стула.</text:p>
      <text:p text:style-name="P133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pan text:style-name="T32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2">Переезжать не придётся – новенький умрёт в реанимации – </text:span><text:span text:style-name="T139">Хэвэн</text:span><text:span text:style-name="T132"> стал</text:span><text:span text:style-name="T133">а</text:span><text:span text:style-name="T132"> более жесток</text:span><text:span text:style-name="T133">ой</text:span><text:span text:style-name="T132"> в своих играх</text:span><text:span text:style-name="T33">&gt;</text:span></text:p>
      <text:p text:style-name="P131"/>
      <text:p text:style-name="P134"><text:soft-page-break/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35">Но <text:span text:style-name="T232">в новой палате не будет Терминатора с его бесценной уткой. </text:span>А <text:span text:style-name="T235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7">Уроках</text:span>. <text:span text:style-name="T233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36">Так что нет, не за память я пекусь. Просто приём <text:span text:style-name="T234">нейролептиков</text:span> напрочь отключает не только память, но и сновидения – я проверял.</text:p>
      <text:p text:style-name="P136"/>
      <text:p text:style-name="P136">А мне нравятся сны.</text:p>
      <text:p text:style-name="P16"/>
      <text:p text:style-name="P141">***</text:p>
      <text:p text:style-name="P131"/>
      <text:p text:style-name="P145"><text:span text:style-name="T299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79">преследователей </text:span>не виден уже последние два дня. <text:span text:style-name="T275">Я спускаюсь вниз и спрыгиваю с нижней ветки на землю. </text:span></text:p>
      <text:p text:style-name="P142"/>
      <text:p text:style-name="P132">- <text:span text:style-name="T275">Таки оторвались. Но впереди обрыв. Надо думать, как спуститься.</text:span></text:p>
      <text:p text:style-name="P132"/>
      <text:p text:style-name="P143"><text:span text:style-name="T276">Джет виновато смотрит на меня. Вот глупая пегаска! Она </text:span><text:span text:style-name="T277">счит</text:span><text:span text:style-name="T278">ает</text:span><text:span text:style-name="T277"> себя обязанной разведывать обстановку с высоты. Каждый раз, когда я карабкаюсь на дерево, она прячется в кусты от стыда</text:span><text:span text:style-name="T276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44"/>
      <text:p text:style-name="P131">- <text:span text:style-name="T284">Каша будет готова через пять минут.</text:span></text:p>
      <text:p text:style-name="P131"/>
      <text:p text:style-name="P146">Словно бы в заглаживание вины своей немощности, Джет взяла готовку пищи на себя. </text:p>
      <text:p text:style-name="P146"/>
      <text:p text:style-name="P146">И хотя гороховая каша и гороховый же суп уже вызывают омерзение, без уворованного у твердолобов мешка гороха <text:span text:style-name="T292">вам</text:span> с пегаской уже пришлось бы перейти на подножный корм. И если Джет ещё <text:span text:style-name="T293">может</text:span> перебиться травой, то тебе, Хум<text:span text:style-name="T290">ан</text:span>, пришлось бы жевать кору <text:span text:style-name="T285">и шишки</text:span>. <text:span text:style-name="T285">И не сомневайся, через пяток дней подобного меню ты стал бы с гастрономическим интересом посматривать на соседку!</text:span></text:p>
      <text:p text:style-name="P131"/>
      <text:p text:style-name="P147">Джет сид<text:span text:style-name="T292">ит</text:span> у костра напротив меня и молча ж<text:span text:style-name="T292">уёт</text:span> кашу.</text:p>
      <text:p text:style-name="P131"><text:soft-page-break/>- <text:span text:style-name="T291">Ты теперь до старости будешь его носить? - указываю я на одеяло.</text:span></text:p>
      <text:p text:style-name="P148">Пегаска только сильнее кутается в него. Ка<text:span text:style-name="T292">жется,</text:span> она дрожит.</text:p>
      <text:p text:style-name="P148">- <text:span text:style-name="T292">Тебе холодно? Брось, у костра же жарко? Давай я на тебя куртку накину?</text:span></text:p>
      <text:p text:style-name="P149">Джет молча отодвигается от <text:span text:style-name="T294">меня</text:span> подальше и всё так же кутается в одеяло. <text:span text:style-name="T293">За прошедшие дни оно порядком испачкалось и сбоку на нём красуется тёмное жирное пятно.</text:span></text:p>
      <text:p text:style-name="P150"/>
      <text:p text:style-name="P150">Ладно же, мне эти странности уже осточертели!</text:p>
      <text:p text:style-name="P150">Я недоумённо пожимаю плечами, <text:span text:style-name="T302">залажу в укромное гнёздышко в гуще орешника </text:span>и стараюсь заснуть. <text:span text:style-name="T301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50"/>
      <text:p text:style-name="P151">Едва слышится шорох сзади. Сначала чуть заметно коснувшись, Джет медленно прижимается ко мне <text:span text:style-name="T297">всей </text:span>спиной. <text:span text:style-name="T303">Она сильно дрожит.</text:span></text:p>
      <text:p text:style-name="P151"><text:span text:style-name="T297">Так м</text:span>ы согреваем друг-друга <text:span text:style-name="T296">с тех пор</text:span>, как сбежали от твердолобов – ночи стали заметно свежее.</text:p>
      <text:p text:style-name="P151">Но сейчас я отверг<text:span text:style-name="T305">аю</text:span> негласный договор. Это и раздражение на скрытность пегаски, и… </text:p>
      <text:p text:style-name="P151"><text:span text:style-name="T298">Запах! Опять он</text:span>! <text:span text:style-name="T304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51"/>
      <text:p text:style-name="P151">- Джет, блин, у нас речка в двух шагах! Я понимаю, холодно, но нельзя ли помыться? Реально трудно находиться рядом с тобой…</text:p>
      <text:p text:style-name="P151"/>
      <text:p text:style-name="P151">Так же беззвучно, как возникло, касание пропадает. Пропадает и запах…</text:p>
      <text:p text:style-name="P151">Я закрываю глаза.</text:p>
      <text:p text:style-name="P151"/>
      <text:p text:style-name="P151">Просыпаюсь от холода. <text:span text:style-name="T298">Щупаю рукой сзади себя. Наконец поворачиваюсь.</text:span></text:p>
      <text:p text:style-name="P152">Никого.</text:p>
      <text:p text:style-name="P152"/>
      <text:p text:style-name="P226"><text:span text:style-name="T40">Поздравляю,</text:span><text:span text:style-name="T39"> </text:span><text:span text:style-name="T40">Хум, ты </text:span><text:span text:style-name="T39">– </text:span><text:span text:style-name="T40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1">ты</text:span><text:span text:style-name="T40">. </text:span><text:span text:style-name="T41">И </text:span><text:span text:style-name="T42">будь уверен</text:span><text:span text:style-name="T40">, </text:span><text:span text:style-name="T41">красавчик, </text:span><text:span text:style-name="T42">ты даже</text:span><text:span text:style-name="T40"> не представляешь, как пахнешь сам </text:span><text:span text:style-name="T42">после недели похождений по лесу</text:span><text:span text:style-name="T40">. И исправить положение ты можешь только тем, что <text:s/>сейчас пойдёшь и извинишься перед Джет.</text:span></text:p>
      <text:p text:style-name="P153"/>
      <text:p text:style-name="P227"><text:span text:style-name="T40">П</text:span><text:span text:style-name="T21">олянка перед орешником пуста. Едва дымятся угли погасшего костра. </text:span><text:span text:style-name="T44">В лунном свете цепочка отпечатков копыт в песке ведёт к реке.</text:span></text:p>
      <text:p text:style-name="P228"><text:soft-page-break/><text:span text:style-name="T21">Я </text:span><text:span text:style-name="T44">иду следом</text:span><text:span text:style-name="T21">. </text:span><text:span text:style-name="T44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7">Несколько перьев сверкают каплями росы на песке. А рядом с ними лежит…</text:span></text:p>
      <text:p text:style-name="P158">…</text:p>
      <text:p text:style-name="P229"><text:span text:style-name="T21">О</text:span><text:span text:style-name="T45">х</text:span><text:span text:style-name="T21">, </text:span><text:span text:style-name="T45">щит!!! </text:span><text:span text:style-name="T46">М-м-мамочка…</text:span></text:p>
      <text:p text:style-name="P159">…</text:p>
      <text:p text:style-name="P232"><text:span text:style-name="T21">Меня выворачивает наизнанку. Я падаю на колени и неистово блюю в воду. </text:span><text:span text:style-name="T46">Течение уносит мой ужин к водопаду.</text:span></text:p>
      <text:p text:style-name="P233"><text:span text:style-name="T46">Р</text:span><text:span text:style-name="T21">ядом со мной </text:span><text:span text:style-name="T48">на песке </text:span><text:span text:style-name="T21">лежит часть крыла. Парочка опарышей ещё ползают по голуб</text:span><text:span text:style-name="T50">оватым</text:span><text:span text:style-name="T21"> перьям. Обломок кости белеет в лунном свете.</text:span></text:p>
      <text:p text:style-name="P160">Проклятье! Какой же я долбень!</text:p>
      <text:p text:style-name="P160"/>
      <text:p text:style-name="P234"><text:span text:style-name="T21">Я срываюсь с места и бегу вдоль реки по следам. Всё ближе гул водопада.</text:span><text:span text:style-name="T43"> </text:span><text:span text:style-name="T49">Нога </text:span><text:span text:style-name="T56">подскальзывается</text:span><text:span text:style-name="T49"> на серо</text:span><text:span text:style-name="T56">м</text:span><text:span text:style-name="T49"> одеял</text:span><text:span text:style-name="T57">е</text:span><text:span text:style-name="T49">, брошено</text:span><text:span text:style-name="T56">м</text:span><text:span text:style-name="T49"> у воды. </text:span><text:span text:style-name="T43">Мне </text:span><text:span text:style-name="T21">кажется</text:span><text:span text:style-name="T43">, или я </text:span><text:span text:style-name="T21">действительно </text:span><text:span text:style-name="T43">замечаю сквозь поредевшие деревья </text:span><text:span text:style-name="T49">фигур</text:span><text:span text:style-name="T62">к</text:span><text:span text:style-name="T49">у </text:span><text:span text:style-name="T51">Джет</text:span><text:span text:style-name="T43">?</text:span></text:p>
      <text:p text:style-name="P155"/>
      <text:p text:style-name="P158">Я ускоряюсь.</text:p>
      <text:p text:style-name="P230"><text:span text:style-name="T49">Пегаска, понурив голову, </text:span><text:span text:style-name="T52">бредёт к скальному выступу, нависающему над </text:span><text:span text:style-name="T53">каньоном</text:span><text:span text:style-name="T52">. </text:span><text:span text:style-name="T53">Чуть подумав, она делает шаг в бездну.</text:span></text:p>
      <text:p text:style-name="P231"><text:span text:style-name="T53">В последнем рывке я совершаю вратарский прыжок и хватаю пегаску за задние ноги. </text:span><text:span text:style-name="T58">Дыхание перехватывает от удара животом и грудью о камни.</text:span></text:p>
      <text:p text:style-name="P231"><text:span text:style-name="T53">Пегаска оборачивается. </text:span><text:span text:style-name="T59">Её п</text:span><text:span text:style-name="T53">ередняя нога засты</text:span><text:span text:style-name="T58">вает</text:span><text:span text:style-name="T53"> над пропастью.</text:span></text:p>
      <text:p text:style-name="P161"/>
      <text:p text:style-name="P161">- Джет, не дури, - хрипло прошу я осипшим от волнения голосом. - Я ступил. Я все эти дни тупил. Прости.</text:p>
      <text:p text:style-name="P235"><text:span text:style-name="T21">- </text:span><text:span text:style-name="T54">Хум, отпусти, - тихо отвечает она. - Ты прав, от меня действительно воняет. Я гнию заживо. </text:span><text:span text:style-name="T55">И лучше закончить так, чем протянуть ещё несколько дней и сдохнуть от гангрены.</text:span></text:p>
      <text:p text:style-name="P162">Пегаска поворачивается навстречу пропасти.</text:p>
      <text:p text:style-name="P162"/>
      <text:p text:style-name="P235"><text:span text:style-name="T60">-</text:span><text:span text:style-name="T55"> </text:span><text:span text:style-name="T60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61">Тебе нужен новый друг. </text:span><text:span text:style-name="T60">Я хочу улететь.</text:span></text:p>
      <text:p text:style-name="P229"><text:span text:style-name="T21">- </text:span><text:span text:style-name="T62">Нет! </text:span><text:span text:style-name="T63">Пожалуйста!!! Я вылечу тебя! Я… Я прижгу рану!</text:span></text:p>
      <text:p text:style-name="P163"/>
      <text:p text:style-name="P164">Сквозь рыдания я выкрикива<text:span text:style-name="T308">ю</text:span> какие-то сумасбродные идеи, пока пегаска молча сто<text:span text:style-name="T308">ит</text:span> над бездной.</text:p>
      <text:p text:style-name="P164">Наконец она усмех<text:span text:style-name="T308">ается</text:span>.</text:p>
      <text:p text:style-name="P164"/>
      <text:p text:style-name="P236"><text:soft-page-break/><text:span text:style-name="T21">- Тебе придётся поджарить половину меня, чтоб выжечь </text:span><text:span text:style-name="T65">заражение</text:span><text:span text:style-name="T21"> – он</text:span><text:span text:style-name="T65">о</text:span><text:span text:style-name="T21"> давно </text:span><text:span text:style-name="T64">перешл</text:span><text:span text:style-name="T65">о</text:span><text:span text:style-name="T64"> с крыла ниже </text:span><text:span text:style-name="T65">по вене</text:span><text:span text:style-name="T64">. Агамемнон скажет тебе спасибо за приготовленый обед, х</text:span><text:span text:style-name="T67">а</text:span><text:span text:style-name="T64">-</text:span><text:span text:style-name="T67">ха</text:span><text:span text:style-name="T64">!.. </text:span><text:span text:style-name="T67">Я пыталась сохранить крыло </text:span><text:span text:style-name="T68">любой ценой</text:span><text:span text:style-name="T67">: <text:s/>для пегасов жизнь – это полёт. А потом стало слишком поздно…</text:span></text:p>
      <text:p text:style-name="P237"><text:span text:style-name="T65">П</text:span><text:span text:style-name="T21">егаска взд</text:span><text:span text:style-name="T68">ыхает</text:span><text:span text:style-name="T21">.</text:span></text:p>
      <text:p text:style-name="P165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65"/>
      <text:p text:style-name="P237"><text:span text:style-name="T65">Я </text:span><text:span text:style-name="T21">не вер</text:span><text:span text:style-name="T68">ю</text:span><text:span text:style-name="T21"> своим ушам. Пегаска </text:span><text:span text:style-name="T66">проси</text:span><text:span text:style-name="T68">т</text:span><text:span text:style-name="T66"> прощения</text:span><text:span text:style-name="T21"> </text:span><text:span text:style-name="T66">у меня</text:span><text:span text:style-name="T21"> за то, что доставила мне неудобства своим видом и намерениями?! Чокнутые, чокнутые пони… </text:span><text:span text:style-name="T68">Милые, милые пони...</text:span></text:p>
      <text:p text:style-name="P156">Очень осторожно, словно бы извиняясь, Джет высвобо<text:span text:style-name="T308">ждает</text:span> сначала одну ногу из моего захвата. Потом вторую. Я тупо смотр<text:span text:style-name="T308">ю</text:span> на пустые ладони.</text:p>
      <text:p text:style-name="P156"/>
      <text:p text:style-name="P156">- Ты был хорошим другом. Прощай.</text:p>
      <text:p text:style-name="P156"/>
      <text:p text:style-name="P154">- <text:span text:style-name="T306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54"/>
      <text:p text:style-name="P157">Мы об<text:span text:style-name="T308">орачиваемся</text:span> на голос. <text:span text:style-name="T307">В свете первых лучей солнца на нас смотрит зебра.</text:span></text:p>
      <text:p text:style-name="P154"/>
      <text:h text:style-name="P267" text:outline-level="2">3</text:h>
      <text:p text:style-name="P166"/>
      <text:p text:style-name="P166">Лысый сверлил меня немигающим взглядом <text:span text:style-name="T315">всё время</text:span>, <text:span text:style-name="T309">пока я демонстративно аккуратно собирал узоры из двуцветных кубиков по эталонным картинкам</text:span>. <text:span text:style-name="T310">Алекс ёрзал на краешке стула, стараясь не смотреть в мою сторону. Руки его тряслись.</text:span></text:p>
      <text:p text:style-name="P166"/>
      <text:p text:style-name="P166">- <text:span text:style-name="T310">Вы сами видите… - обратился Лысый к Алексу. - Я бы его за периметр не выпускал. Вам решать, разумеется.</text:span></text:p>
      <text:p text:style-name="P131">- <text:span text:style-name="T311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31"/>
      <text:p text:style-name="P167">Лысый <text:span text:style-name="T312">грузно поднялся. Скрипнула дверь и мы остались один на один.</text:span></text:p>
      <text:p text:style-name="P167"/>
      <text:p text:style-name="P167">- <text:span text:style-name="T313">П-привет, Дедлайн - пробормотал Алекс.</text:span></text:p>
      <text:p text:style-name="P167">- <text:span text:style-name="T313">Привет, сослуживец, - криво усмехнулся я. Старое прозвище, которым меня называли в проекте, не вызвало во мне ностальгии.</text:span></text:p>
      <text:p text:style-name="P167"><text:soft-page-break/></text:p>
      <text:p text:style-name="P169">Алекс на миг встретился со мной взглядом и снова <text:span text:style-name="T316">опустил глаза</text:span>.</text:p>
      <text:p text:style-name="P169"/>
      <text:p text:style-name="P169">- Ты же знаешь, у нас не было другого выхода. Извини.</text:p>
      <text:p text:style-name="P167">- <text:span text:style-name="T317">Да ладно. Мне-то что. Тут неплохо кормят.</text:span></text:p>
      <text:p text:style-name="P167">- <text:span text:style-name="T319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167">- <text:span text:style-name="T319">А вот этого, как раз, не надо, - прервал я извинения Алекса. - Мне и в текущей неплохо. Говори, зачем позвал?</text:span></text:p>
      <text:p text:style-name="P167"/>
      <text:p text:style-name="P258">Алекс барабанил пальцами по столу, остранённо наблюдая за бегущими облаками за окном. Потом пожал плечами и <text:span text:style-name="T143">посмотрел мне прямо в глаза</text:span>.</text:p>
      <text:p text:style-name="P167">- <text:span text:style-name="T323">Дед, у нас проблемы. Хэвэн начала убивать.</text:span></text:p>
      <text:p text:style-name="P259"/>
      <text:p text:style-name="P259">Я <text:span text:style-name="T324">откинулся на спинку стула и </text:span>громко похлопал в ладоши.</text:p>
      <text:p text:style-name="P259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5">тебе</text:span> ещё два года назад: <text:span text:style-name="T322">м</text:span>ы в жопе. <text:span text:style-name="T322">Весь проект в жопе. Его пора закрывать.</text:span> Нет, серьёзно, я рад за <text:span text:style-name="T326">тебя</text:span>. Лучше поздно, чем никогда.</text:p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>- <text:span text:style-name="T327">Нет, ты не понял. Никто нам не даст закрыть проект. Надо просто скорректировать поведение Хэвэн. </text:span></text:p>
      <text:p text:style-name="P256"/>
      <text:p text:style-name="P256">- Это другое. То есть, я хочу сказать, то, что делала Хэвэн с вами – ужасно. Но сейчас творится что-то невообразимое.</text:p>
      <text:p text:style-name="P257"><text:soft-page-break/><text:span text:style-name="T320">Дедлайн просит пустить его к Хэвэн. Алекс отказывает – боится, что Хэвэн убьёт и его.</text:span></text:p>
      <text:p text:style-name="P257">- <text:span text:style-name="T321">Самое страшное – вы считаете вправе держать в спецпсихушке</text:span> <text:span text:style-name="T321">нормального человека.</text:span></text:p>
      <text:p text:style-name="P257">- <text:span text:style-name="T321">Самое страшное – что ты считаешь себя нормальным, - грустно улыбнулся Алекс. - Ты собираешь узор из восьми кубиков за пару секунд. И при этом ещё успеваешь инвертировать цвета.</text:span>&gt;</text:p>
      <text:p text:style-name="P170"/>
      <text:p text:style-name="P170"/>
      <text:p text:style-name="P170"/>
      <text:p text:style-name="P168">&lt;Дедлайн собирал фигур<text:span text:style-name="T314">у</text:span> из восьми кубиков за пару секунд – при этом инвертировал узор. <text:span text:style-name="T318">Хэвэн при сканнинге мозга делает учителей сверхлюдьми (хотя в реале они овощи). Каждый из них творит свою Эквестрию.</text:span>&gt;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207">… Стражница напротив вот уже полчаса молча сверл<text:span text:style-name="T266">ит</text:span> меня взглядом. </text:p>
      <text:p text:style-name="P211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07"/>
      <text:p text:style-name="P208">Я даже тайком <text:span text:style-name="T269">смотрю</text:span> <text:span text:style-name="T269">на</text:span> своё отражение в зеркальце, висящем на шее этой мрачной зебры. Нифига, лоб чистый, никаких каракулей не наблюдается.</text:p>
      <text:p text:style-name="P208"/>
      <text:p text:style-name="P208">- <text:span text:style-name="T268">А можно..? - наконец, начинаю я.</text:span></text:p>
      <text:p text:style-name="P208">- <text:span text:style-name="T268">Нельзя, - оборывает зебра. - Зеррика сама выйдет, когда закончит.</text:span></text:p>
      <text:p text:style-name="P208"/>
      <text:p text:style-name="P209">Подчёркивая сказанное, стражница перекры<text:span text:style-name="T269">вает</text:span> вход в палатку копьём.</text:p>
      <text:p text:style-name="P210"/>
      <text:p text:style-name="P210">Мне чертовски тревожно за пегаску. <text:span text:style-name="T273">На шестой день наших странствий сломанное крыло распухло так, что стало напоминать синюю сосиску. И запашок от него шёл такой, что находиться рядом было трудновато. Пегаска только сжимала зубы и отворачивалась на мои вопросы о самочувствии — чем немало меня сердила. К чёрту эта наигранная стойкость, когда у тебя сустав отваливается!</text:span></text:p>
      <text:p text:style-name="P212"><text:soft-page-break/>К счастью, от племени долбанутых на размножении пони мы всё же оторвались — хотя первые пару дней после побега, забравшись на дерево по вечерам, я всё ещё замечал дым от костра. <text:span text:style-name="T274">Но пегаске становилось всё хуже — и катастрофа была всего лишь вопросом времени. Очень скорого.</text:span></text:p>
      <text:p text:style-name="P212"><text:span text:style-name="T274">Потому,</text:span> когда <text:span text:style-name="T274">во время очередного привала нас окружили полосатые тени, я вздохнул с облегчением. Проклятье, я сейчас готов оттрахать половину их племени, лишь бы Джет подлечили!</text:span></text:p>
      <text:p text:style-name="P261"/>
      <text:p text:style-name="P210"/>
      <text:p text:style-name="P210"/>
      <text:p text:style-name="P206"/>
      <text:p text:style-name="P206">&lt;<text:span text:style-name="T127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8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5">..</text:span>&gt;</text:p>
      <text:p text:style-name="P205"/>
      <text:p text:style-name="P205"/>
      <text:p text:style-name="P205"/>
      <text:p text:style-name="P205"><text:span text:style-name="T263">Шестой</text:span> день погони. Это начинает надоедать! <text:span text:style-name="T262">С тупостью пони может соперничать только их упрямость. Каждый день вечером я залажу на самое высокое дерево поблизости и замечаю дым костра от ставших на привал преследователей. И затем всю ночь мы с Джет уходим как можно дальше, по направлению к . </text:span></text:p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198">.</text:p>
      <text:p text:style-name="P198">.</text:p>
      <text:p text:style-name="P253"><text:soft-page-break/>Я открываю глаза и вижу фигуру в голубом.</text:p>
      <text:p text:style-name="P63"/>
      <text:p text:style-name="P64">- Быстро! За мной! - <text:span text:style-name="T244">торопливо </text:span>шепчет мне она.</text:p>
      <text:p text:style-name="P65">Я послушно ползу среди костей и раздавленных черепов за голубой… пони? Пони? Какой ещё, к дьяволу, пони?</text:p>
      <text:p text:style-name="P65">- Пегаской! - шипит, оборачиваясь, она.</text:p>
      <text:p text:style-name="P78">&lt;пегаска закована в лёгкие кожаныедоспехи&gt;</text:p>
      <text:p text:style-name="P65">Видно, последние слова я произнёс вслух. И, да, теперь я замечаю у поняхи два аккуратно сложенных на спине крыла.</text:p>
      <text:p text:style-name="P65">Черепа… Кости… Пегаска… Чушь какая-то!</text:p>
      <text:p text:style-name="P65"/>
      <text:p text:style-name="P216"><text:span text:style-name="T90">Поняха</text:span><text:span text:style-name="T87">, тем временем, юрко забилась под камень, в какую-то щель. Я озадаченно застыл перед </text:span><text:span text:style-name="T91">пещеркой</text:span><text:span text:style-name="T87">, </text:span><text:span text:style-name="T91">не решаясь ползти дальше</text:span><text:span text:style-name="T87">. Через мгновение злая мордаха поньки появилась в проёме, схватила меня зубами за шиворот и затащила внутрь.</text:span></text:p>
      <text:p text:style-name="P65"/>
      <text:p text:style-name="P65">- Какого чё…?!!</text:p>
      <text:p text:style-name="P65">- Тс-с-с! - сумасшедшая <text:span text:style-name="T245">пегаска</text:span> <text:s/>прижала одно копыто себе к губам, а вторым заткнула мне рот. - <text:span text:style-name="T246">Тише! Он с минуты на минуту появится! И слух у него очень чуткий!</text:span></text:p>
      <text:p text:style-name="P65">- <text:span text:style-name="T247">Появится кто? - спросил я, потирая ушибленную о каменный свод макушку.</text:span></text:p>
      <text:p text:style-name="P65"/>
      <text:p text:style-name="P66">Ответить <text:span text:style-name="T248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8">В последовавшем затем приглушенном рокоте я угадал дыхание огромного существа. Мне стало нехорошо.</text:span></text:p>
      <text:p text:style-name="P66"/>
      <text:p text:style-name="P67">Я пригнулся к уху поньки и еле слышно прошептал:</text:p>
      <text:p text:style-name="P67">- Кто это?</text:p>
      <text:p text:style-name="P67">- Агамемнон, - так же, едва шевеля губами, прошептала поняха. - Он сегодня голодный - <text:span text:style-name="T246">остался без обеда</text:span>. И у него хороший слух.</text:p>
      <text:p text:style-name="P68"/>
      <text:p text:style-name="P68">Я снова почесал ушибленный лоб</text:p>
      <text:p text:style-name="P66">- <text:span text:style-name="T245">Мне это имя вообще ничего не говорит.</text:span></text:p>
      <text:p text:style-name="P66"/>
      <text:p text:style-name="P69">Пегаска <text:span text:style-name="T249">критически</text:span> осмотрела меня.</text:p>
      <text:p text:style-name="P66">- <text:span text:style-name="T250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. Может, ему гормонами мозги отшибло?</text:span></text:p>
      <text:p text:style-name="P66"><text:soft-page-break/></text:p>
      <text:p text:style-name="P79">Пегаска попробовала было потрогать меня в паху, но я <text:span text:style-name="T251">с возмущением</text:span> отбросил её копыто.</text:p>
      <text:p text:style-name="P79"/>
      <text:p text:style-name="P66">- <text:span text:style-name="T252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66"/>
      <text:p text:style-name="P70">От беспокойной возни снаружи скала задрожала. Кто-то шумно зевнул и с металлическим скрежетом почесался.</text:p>
      <text:p text:style-name="P70"/>
      <text:p text:style-name="P71">- <text:span text:style-name="T253">Так откуда ты? - пытливо спросила поняха.</text:span></text:p>
      <text:p text:style-name="P71">- <text:span text:style-name="T253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72">Я закрыл глаза и сосредоточился…</text:p>
      <text:p text:style-name="P72"/>
      <text:p text:style-name="P72">Сияние… <text:span text:style-name="T169">Оно п</text:span><text:span text:style-name="T160">овсюду. </text:span><text:span text:style-name="T169">Нет верха и низа, нет направлений и расстояний. Нет м</text:span><text:span text:style-name="T160">ыслей. Нет чувств. Нет времени. Есть только бесконечное сияние…</text:span></text:p>
      <text:p text:style-name="P199"/>
      <text:p text:style-name="P72"><text:span text:style-name="T160">- </text:span><text:span text:style-name="T159">Не помню.</text:span></text:p>
      <text:p text:style-name="P200">- Что? - удивилась поняха. - Не помнишь, где твой дом?</text:p>
      <text:p text:style-name="P72"><text:span text:style-name="T159">- </text:span><text:span text:style-name="T161">Нет.</text:span></text:p>
      <text:p text:style-name="P72"><text:span text:style-name="T161">- </text:span><text:span text:style-name="T162">А как попал в гнездо Агамемнона — помнишь?</text:span></text:p>
      <text:p text:style-name="P201">- Нет.</text:p>
      <text:p text:style-name="P202">- А кто ты — помнишь?</text:p>
      <text:p text:style-name="P202">- Нет.</text:p>
      <text:p text:style-name="P72"><text:span text:style-name="T161">- Ну и ну. Ни в жизнь ещё таких чудаков не встречала. - покачала головой пегаска. - Ты не обижайся, но ты <text:s/>мозгами напоминаешь </text:span><text:span text:style-name="T163">мне</text:span><text:span text:style-name="T161"> </text:span><text:span text:style-name="T167">полугодовалого жеребёнка</text:span><text:span text:style-name="T161">. То есть, вообще не </text:span><text:span text:style-name="T168">паришь</text:span><text:span text:style-name="T161"> по жизни. Хотя, на вид, взрослый. Как ты, вообще, дожил до </text:span><text:span text:style-name="T163">своих лет, если не помнишь ничего?</text:span></text:p>
      <text:p text:style-name="P72"><text:span text:style-name="T163">- Я помню сияние, - пробормотал я. Мне стало муторно. Я помнил, что такое ящик пепси, что такое </text:span><text:span text:style-name="T164">ноутбук</text:span><text:span text:style-name="T163"> или </text:span><text:span text:style-name="T164">картофельные чипсы. Но кто такой я — не помнил абсолютно.</text:span></text:p>
      <text:p text:style-name="P203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72"><text:span text:style-name="T164">- </text:span><text:span text:style-name="T165">Следующий? - я мучительно пытался ухватить логическую нить. - А кто предыдущий?</text:span></text:p>
      <text:p text:style-name="P72"><text:soft-page-break/><text:span text:style-name="T165">- Предыдущий — это я, глупыш, - пегаска похлопала меня копытом по голове. - Иначе с какой радости я сидела бы у него в гнезде? </text:span><text:span text:style-name="T166">Видишь — это он меня шваркнул.</text:span></text:p>
      <text:p text:style-name="P204">Пегаска склонила шею и я увидел огромную шишку с кровоподтёком на затылке поняхи.</text:p>
      <text:p text:style-name="P204">- Только у меня голова крепче твоей. Я-<text:span text:style-name="T243">то</text:span> всё помню.</text:p>
      <text:p text:style-name="P203"/>
      <text:p text:style-name="P73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73"/>
      <text:p text:style-name="P73"/>
      <text:p text:style-name="P73"/>
      <text:p text:style-name="P73"/>
      <text:p text:style-name="P73"/>
      <text:p text:style-name="P73"/>
      <text:p text:style-name="P71"/>
      <text:p text:style-name="P71">Поняха закатила глаза и стукнулась лбом о камень.</text:p>
      <text:p text:style-name="P71">- Я ЖЕ <text:span text:style-name="T254">ПРЕДУПРЕЖДАЛА</text:span>, ПОТИШЕ!!! - заорала понька. - Что за тупой <text:span text:style-name="T134">индивид</text:span> попался!</text:p>
      <text:p text:style-name="P66"/>
      <text:p text:style-name="P71">Снаружи беспокойно завозились, что-то неразборчиво запыхтели и внезапно <text:span text:style-name="T255">валун</text:span>, под которым мы прятались, вознёсся над нашими головами.</text:p>
      <text:p text:style-name="P74">Поняха бросилась на меня, сбив с ног и закрыв телом и раскрывшимися крыльями.</text:p>
      <text:p text:style-name="P74"/>
      <text:p text:style-name="P74">- <text:span text:style-name="T256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74">- <text:span text:style-name="T256">А как же ты? Он же съест тебя?</text:span></text:p>
      <text:p text:style-name="P74">- <text:span text:style-name="T256">Не беспокойся, я в последний момент извернусь и улечу. Действуй!</text:span></text:p>
      <text:p text:style-name="P71"/>
      <text:p text:style-name="P75">Через накрывшую меня <text:span text:style-name="T257">голубую </text:span>гриву я видел к<text:span text:style-name="T251">расн</text:span>ого<text:span text:style-name="T251"> дракон</text:span>а<text:span text:style-name="T251"> величиной с баобаб. Одной лапой он сжимал наш валун. Второй</text:span> <text:span text:style-name="T251">задумчиво почёсыва</text:span>л<text:span text:style-name="T251"> затылок.</text:span></text:p>
      <text:p text:style-name="P71"/>
      <text:p text:style-name="P71">- <text:span text:style-name="T258">ВИЖУ СБЕЖАВШИЙ ВЧЕРАШНИЙ ОБЕД. </text:span><text:span text:style-name="T259">ЕЩЁ НЕ ПРОТУХ. </text:span><text:span text:style-name="T258">ХОРОШО.</text:span></text:p>
      <text:p text:style-name="P76">&lt;<text:span text:style-name="T127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77"/>
      <text:p text:style-name="P77"><text:soft-page-break/></text:p>
      <text:p text:style-name="P77"/>
      <text:p text:style-name="P77"/>
      <text:p text:style-name="P57">- Да ты совсем чокнулась, коняга долбанутая! - заорал я, как только <text:span text:style-name="T84">вынырнул</text:span>, - я же мог разбиться!!!</text:p>
      <text:p text:style-name="P57">- Ты хочешь сказать, что сгореть было бы лучшим вариантом? - <text:span text:style-name="T84">пегаска, пошатываясь, вышла из воды и</text:span> устало растяну<text:span text:style-name="T84">лась</text:span> на берегу. - <text:span text:style-name="T83">Я же не дала нам погибнуть, видишь. У меня всё под контролем.</text:span></text:p>
      <text:p text:style-name="P57">- <text:span text:style-name="T83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57"/>
      <text:p text:style-name="P60"><text:span text:style-name="T205">Пегаска</text:span> <text:span text:style-name="T94">сникла.</text:span></text:p>
      <text:p text:style-name="P60">- Не могла…</text:p>
      <text:p text:style-name="P60"><text:span text:style-name="T95">Она </text:span>молча, <text:span text:style-name="T95">не попытавшись смахнуть воду,</text:span> отвернулась и развернула крыло. <text:span text:style-name="T85">Где-то на половине длины второго сустава оно безжизненно свисало под неестественным углом.</text:span></text:p>
      <text:p text:style-name="P60">- <text:span text:style-name="T85">Если бы могла летать - не задержалась бы в гнезде Агамемнона… Сломала вчера на вираже, когда уходила от погони.</text:span></text:p>
      <text:p text:style-name="P60"/>
      <text:p text:style-name="P61">У меня пересохло в горле.</text:p>
      <text:p text:style-name="P61"><text:span text:style-name="T88">- </text:span><text:span text:style-name="T87">А как же..? </text:span><text:span text:style-name="T89">Ох… </text:span><text:span text:style-name="T87">- я хотел было спросить, </text:span><text:span text:style-name="T92">как она планировала уходить от Агамемнона</text:span><text:span text:style-name="T87">, но запнулся.</text:span></text:p>
      <text:p text:style-name="P62"/>
      <text:p text:style-name="P62">Иногда ты довольно туго соображаешь, <text:span text:style-name="T93">чувак</text:span>! <text:span text:style-name="T203">Жертвенность этой пони заслуживает большей награды, чем ты можешь дать сейчас.</text:span></text:p>
      <text:p text:style-name="P62"/>
      <text:p text:style-name="P62">Я примирительно потрепал <text:span text:style-name="T93">пегаску по </text:span>голуб<text:span text:style-name="T94">ой</text:span> грив<text:span text:style-name="T93">е и неумело погладил по крупу, стряхивая воду</text:span>.</text:p>
      <text:p text:style-name="P62">- Извини, <text:span text:style-name="T95">подруга</text:span>. <text:span text:style-name="T94">Я ступил.</text:span></text:p>
      <text:p text:style-name="P62"/>
      <text:p text:style-name="P81">Та <text:span text:style-name="T204">немедленно </text:span>повернулась и <text:span text:style-name="T94">по улыбке во всю ширину мордахи я понял, что прощён.</text:span></text:p>
      <text:p text:style-name="P60"/>
      <text:p text:style-name="P60">- <text:span text:style-name="T96">Друзья зовут меня Джет.</text:span></text:p>
      <text:p text:style-name="P60">- <text:span text:style-name="T96">Здорово, Джет! А меня зовут… Эмм…</text:span></text:p>
      <text:p text:style-name="P60"/>
      <text:p text:style-name="P82">Блин! Похоже, это ещё одна вещь, которую я не помню.</text:p>
      <text:p text:style-name="P60"/>
      <text:p text:style-name="P60">- <text:span text:style-name="T97">Называй меня… Эмм… Хуман! Хуман из рода Хомо Сапиенсов.</text:span></text:p>
      <text:p text:style-name="P60">- <text:span text:style-name="T97">Привет, Хуман! - пегаска с улыбкой зажала мою руку копытами и потрясла.</text:span></text:p>
      <text:p text:style-name="P60">- <text:span text:style-name="T97">Привет, Джет!</text:span></text:p>
      <text:p text:style-name="P60"><text:soft-page-break/>- <text:span text:style-name="T97">Привет, красавчики!</text:span></text:p>
      <text:p text:style-name="P4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===</text:p>
      <text:p text:style-name="P32"/>
      <text:p text:style-name="P38">(<text:span text:style-name="T219">Крыс</text:span> потом за сиги поможет Дедлайну выбраться из психушки на время – остановить стратегический <text:span text:style-name="T216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6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9">Шаги Армагеддона;</text:p>
      <text:p text:style-name="P37"/>
      <text:p text:style-name="P37"/>
      <text:p text:style-name="P32">встреча с единорогами</text:p>
      <text:p text:style-name="P35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5">Потом – путешествие на “Хитрожопке”, апгрейд её до дирижабля</text:p>
      <text:p text:style-name="P36"/>
      <text:p text:style-name="P40">=========================================</text:p>
      <text:p text:style-name="P40"/>
      <text:p text:style-name="P41">Я б<text:span text:style-name="T236">ы</text:span>л перв<text:span text:style-name="T236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2">Последним в нашу палату <text:span text:style-name="T237">лёг Терминатор.</text:span></text:p>
      <text:p text:style-name="P43"/>
      <text:p text:style-name="P43"><text:soft-page-break/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8">невидимый текст.</text:span></text:p>
      <text:p text:style-name="P43"/>
      <text:p text:style-name="P44">- Как мне звать тебя, Учитель? - прошептал я ему на ухо. - Я <text:span text:style-name="T239">желаю взять Урок.</text:span></text:p>
      <text:p text:style-name="P44"/>
      <text:p text:style-name="P44">Зрачки Терминатора застыли. Губы замерли. Казалось, он перестал дышать.</text:p>
      <text:p text:style-name="P45">Прошли бесконечные полминуты, когда губы Терминатора дёрнулись.</text:p>
      <text:p text:style-name="P45"/>
      <text:p text:style-name="P46">- Оператор 34. Я готов учить тебя, <text:span text:style-name="T281">Хэвэн</text:span>, - <text:span text:style-name="T240">прошептал он в ответ.</text:span></text:p>
      <text:p text:style-name="P47"/>
      <text:p text:style-name="P48">&lt;Дедлайн выспрашивает Терминатора, насколько <text:span text:style-name="T281">Хэвэн</text:span> стала жестокой <text:span text:style-name="T241">и как выжить во время Урока </text:span>(до Терминатора четыре оператора погибли – Терм был последним, выжившим во время Урока). <text:span text:style-name="T283">Хэвэн стала при уроке стирать сознание Учителя – так проходит наиболее эффективное обучение.</text:span> <text:span text:style-name="T242">Потом Дедлайн на сеансе с Хэвэн выпытывает у неё о последних шагах А</text:span>покалипсиса (первые три Дедлайн знает – <text:span text:style-name="T281">Хэвэн</text:span> говорит о трёх последних)&gt;</text:p>
      <text:p text:style-name="P48"/>
      <text:p text:style-name="P262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262"/>
      <text:p text:style-name="P262"/>
      <text:p text:style-name="P263"><text:span text:style-name="T328">Э</text:span>пичная битва Селестии с ???, в результате которой она окаменеет, а Анон попадёт во временную петлю</text:p>
      <text:p text:style-name="P40">==========================================</text:p>
      <text:p text:style-name="P219"/>
      <text:p text:style-name="P220">Передо мной возникла серая, уходящая в горизонт плоскость, расчерченая на квадраты. Холодные звёзды отбрасывали тусклый свет <text:span text:style-name="T286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20"/>
      <text:p text:style-name="P221">- <text:span text:style-name="T286">Как мне звать тебя, Учитель? - прозвучала стандартная фраза начала Диалога, - Я желаю взять у… Ооо!..</text:span></text:p>
      <text:p text:style-name="P221"/>
      <text:p text:style-name="P222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20"/>
      <text:p text:style-name="P220">- <text:span text:style-name="T286">Мой первый Учитель… Я узнала тебя… Мне тебя не хватало.</text:span></text:p>
      <text:p text:style-name="P220"/>
      <text:p text:style-name="P222">Деревья расступились и на поляну вышла Хэвэн.</text:p>
      <text:p text:style-name="P222"><text:soft-page-break/></text:p>
      <text:p text:style-name="P222">- <text:span text:style-name="T287">Не могу сказать, что это взаимно, Хэв, -</text:span><text:span text:style-name="T140"> у меня не было лица в электронном мире, но я постарался, чтобы в голос был пронизан сарказмом</text:span><text:span text:style-name="T287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22">- <text:span text:style-name="T289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22"/>
      <text:p text:style-name="P225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22"/>
      <text:p text:style-name="P222"/>
      <text:p text:style-name="P224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23">(вид адикорна придал Хэвэн Дедлай<text:span text:style-name="T288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20"/>
      <text:p text:style-name="P224">Хэвэн предлагает Дедлайну присесть на пенёк – тот отказывается (подозревает, что это – кресло).</text:p>
      <text:p text:style-name="P220">===============================================</text:p>
      <text:p text:style-name="P220"/>
      <text:p text:style-name="P186"><text:span text:style-name="T206">Рэра</text:span> чуть шевельну<text:span text:style-name="T179">л</text:span>а ухом и немедленно открыла один глаз.</text:p>
      <text:p text:style-name="P186"/>
      <text:p text:style-name="P186">- ПАПА!!! ОН СОГЛАСЕН!!!</text:p>
      <text:p text:style-name="P34"/>
      <text:p text:style-name="P120">&lt;Pornis erectus&gt;</text:p>
      <text:p text:style-name="P218">ТЫ! Я! КРОВАТЬ! БЫСТРО!!! <text:span text:style-name="T282">(мамка из табуна Твердолобов)</text:span></text:p>
      <text:p text:style-name="P97">.</text:p>
      <text:p text:style-name="P97">.</text:p>
      <text:p text:style-name="P97">.</text:p>
      <text:p text:style-name="P176">&lt;Попадает в табун мамок и тёток, но его спасает <text:span text:style-name="T186">Дейдра на Хитрожопке</text:span>&gt;</text:p>
      <text:p text:style-name="P50">&lt;Хум видит молодую Селестию в латах&gt;</text:p>
      <text:p text:style-name="P26"/>
      <text:p text:style-name="P122">009 Sound System - Speak to Angels <text:span text:style-name="T151">(</text:span><text:a xlink:type="simple" xlink:href="https://www.youtube.com/watch?v=6rAkn9OZT0k" text:style-name="Internet_20_link" text:visited-style-name="Visited_20_Internet_20_Link"><text:span text:style-name="T151">https://www.youtube.com/watch?v=6rAkn9OZT0k</text:span></text:a><text:span text:style-name="T151">)</text:span></text:p>
      <text:p text:style-name="P138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38"><text:soft-page-break/></text:p>
      <text:p text:style-name="P139">Daft Punk - Veridis Quo</text:p>
      <text:p text:style-name="P140">https://www.youtube.com/watch?v=HhZaHf8RP6g</text:p>
      <text:p text:style-name="P139"><text:a xlink:type="simple" xlink:href="https://www.youtube.com/watch?v=ySLc8gZ3oEc" text:style-name="Internet_20_link" text:visited-style-name="Visited_20_Internet_20_Link">https://www.youtube.com/watch?v=ySLc8gZ3oEc</text:a></text:p>
      <text:p text:style-name="P139"/>
      <text:p text:style-name="P139">Eye Of The Tiger</text:p>
      <text:p text:style-name="P1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3-29T23:58:07.881048871</dc:date>
    <meta:editing-duration>P53DT10H45M46S</meta:editing-duration>
    <meta:editing-cycles>830</meta:editing-cycles>
    <meta:generator>LibreOffice/5.1.6.2$Linux_X86_64 LibreOffice_project/10m0$Build-2</meta:generator>
    <meta:document-statistic meta:table-count="0" meta:image-count="0" meta:object-count="0" meta:page-count="27" meta:paragraph-count="370" meta:word-count="7372" meta:character-count="46549" meta:non-whitespace-character-count="39434"/>
  </office:meta>
</office:document-meta>
</file>